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center"/>
      <style:text-properties fo:color="#00000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5" style:family="table-cell" style:parent-style-name="Default" style:data-style-name="N36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6pt" style:font-size-asian="6pt" style:font-size-complex="6pt"/>
    </style:style>
    <style:style style:name="ce6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6pt" style:font-size-asian="6pt" style:font-size-complex="6pt"/>
    </style:style>
    <style:style style:name="ce7" style:family="table-cell" style:parent-style-name="Default" style:data-style-name="N4">
      <style:table-cell-properties style:vertical-align="middle" fo:wrap-option="wrap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6pt" style:font-size-asian="6pt" style:font-size-complex="6pt"/>
    </style:style>
    <style:style style:name="ce8" style:family="table-cell" style:parent-style-name="Default" style:data-style-name="N3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10" style:family="table-cell" style:parent-style-name="Default" style:data-style-name="N4">
      <style:table-cell-properties style:vertical-align="middle" fo:wrap-option="wrap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top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2" style:family="table-cell" style:parent-style-name="Normal_32_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6pt" style:font-size-asian="6pt" style:font-size-complex="6pt"/>
    </style:style>
    <style:style style:name="ce13" style:family="table-cell" style:parent-style-name="V_237_rgula_32_2" style:data-style-name="N35">
      <style:table-cell-properties style:vertical-align="middle" style:repeat-content="false"/>
      <style:paragraph-properties fo:text-align="center"/>
      <style:text-properties fo:color="#000000" style:font-name="Arial" style:font-name-asian="Arial" style:font-name-complex="Arial" fo:font-size="6pt" style:font-size-asian="6pt" style:font-size-complex="6pt"/>
    </style:style>
    <style:style style:name="ce14" style:family="table-cell" style:parent-style-name="V_237_rgula_32_2" style:data-style-name="N35">
      <style:table-cell-properties style:vertical-align="middle"/>
      <style:text-properties fo:color="#000000" style:font-name="Arial" style:font-name-asian="Arial" style:font-name-complex="Arial" fo:font-size="6pt" style:font-size-asian="6pt" style:font-size-complex="6pt"/>
    </style:style>
    <style:style style:name="ce15" style:family="table-cell" style:parent-style-name="V_237_rgula_32_2" style:data-style-name="N2">
      <style:table-cell-properties style:vertical-align="middle"/>
      <style:text-properties fo:color="#000000" style:font-name="Arial" style:font-name-asian="Arial" style:font-name-complex="Arial" fo:font-size="6pt" style:font-size-asian="6pt" style:font-size-complex="6pt"/>
    </style:style>
    <style:style style:name="ce16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center"/>
      <style:text-properties fo:color="#000000" style:font-name="Arial" style:font-name-asian="Arial" style:font-name-complex="Arial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/>
    </style:style>
    <style:style style:name="ce19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center"/>
      <style:text-properties fo:color="#000000" style:font-name="Arial" style:font-name-asian="Arial" style:font-name-complex="Arial"/>
    </style:style>
    <style:style style:name="ce20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center"/>
      <style:text-properties fo:color="#00000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top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top" fo:wrap-option="wrap" fo:background-color="transparent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top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8pt" style:font-size-asian="8pt" style:font-size-complex="8pt"/>
    </style:style>
    <style:style style:name="ce27" style:family="table-cell" style:parent-style-name="Default" style:data-style-name="N0">
      <style:table-cell-properties style:vertical-align="top" fo:wrap-option="wrap" fo:background-color="transparent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8pt" style:font-size-asian="8pt" style:font-size-complex="8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7pt" style:font-size-asian="7pt" style:font-size-complex="7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3.04270833333333cm"/>
    </style:style>
    <style:style style:name="co2" style:family="table-column">
      <style:table-column-properties fo:break-before="auto" style:column-width="7.67291666666667cm"/>
    </style:style>
    <style:style style:name="co3" style:family="table-column">
      <style:table-column-properties fo:break-before="auto" style:column-width="7.858125cm"/>
    </style:style>
    <style:style style:name="co4" style:family="table-column">
      <style:table-column-properties fo:break-before="auto" style:column-width="10.4510416666667cm"/>
    </style:style>
    <style:style style:name="co5" style:family="table-column">
      <style:table-column-properties fo:break-before="auto" style:column-width="8.83708333333333cm"/>
    </style:style>
    <style:style style:name="co6" style:family="table-column">
      <style:table-column-properties fo:break-before="auto" style:column-width="1.42875cm"/>
    </style:style>
    <style:style style:name="co7" style:family="table-column">
      <style:table-column-properties fo:break-before="auto" style:column-width="2.03729166666667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1.24354166666667cm"/>
    </style:style>
    <style:style style:name="co10" style:family="table-column">
      <style:table-column-properties fo:break-before="auto" style:column-width="1.56104166666667cm"/>
    </style:style>
    <style:style style:name="co11" style:family="table-column">
      <style:table-column-properties fo:break-before="auto" style:column-width="1.48166666666667cm"/>
    </style:style>
    <style:style style:name="co12" style:family="table-column">
      <style:table-column-properties fo:break-before="auto" style:column-width="1.349375cm"/>
    </style:style>
    <style:style style:name="co13" style:family="table-column">
      <style:table-column-properties fo:break-before="auto" style:column-width="1.61395833333333cm"/>
    </style:style>
    <style:style style:name="co14" style:family="table-column">
      <style:table-column-properties fo:break-before="auto" style:column-width="1.37583333333333cm"/>
    </style:style>
    <style:style style:name="co15" style:family="table-column">
      <style:table-column-properties fo:break-before="auto" style:column-width="1.74625cm"/>
    </style:style>
    <style:style style:name="co16" style:family="table-column">
      <style:table-column-properties fo:break-before="auto" style:column-width="1.53458333333333cm"/>
    </style:style>
    <style:style style:name="co17" style:family="table-column">
      <style:table-column-properties fo:break-before="auto" style:column-width="1.32291666666667cm"/>
    </style:style>
    <style:style style:name="co18" style:family="table-column">
      <style:table-column-properties fo:break-before="auto" style:column-width="1.69333333333333cm"/>
    </style:style>
    <style:style style:name="ro1" style:family="table-row">
      <style:table-row-properties style:row-height="16.15pt" style:use-optimal-row-height="false" fo:break-before="auto"/>
    </style:style>
    <style:style style:name="ro2" style:family="table-row">
      <style:table-row-properties style:row-height="19.9pt" style:use-optimal-row-height="false" fo:break-before="auto"/>
    </style:style>
    <style:style style:name="ro3" style:family="table-row">
      <style:table-row-properties style:row-height="58.15pt" style:use-optimal-row-height="false" fo:break-before="auto"/>
    </style:style>
    <style:style style:name="ro4" style:family="table-row">
      <style:table-row-properties style:row-height="45pt" style:use-optimal-row-height="false" fo:break-before="auto"/>
    </style:style>
    <style:style style:name="ro5" style:family="table-row">
      <style:table-row-properties style:row-height="33pt" style:use-optimal-row-height="false" fo:break-before="auto"/>
    </style:style>
    <style:style style:name="ro6" style:family="table-row">
      <style:table-row-properties style:row-height="13.15pt" style:use-optimal-row-height="false" fo:break-before="auto"/>
    </style:style>
    <style:style style:name="ro7" style:family="table-row">
      <style:table-row-properties style:row-height="22.15pt" style:use-optimal-row-height="false" fo:break-before="auto"/>
    </style:style>
    <style:style style:name="ro8" style:family="table-row">
      <style:table-row-properties style:row-height="15pt" style:use-optimal-row-height="false" fo:break-before="auto"/>
    </style:style>
    <style:style style:name="ro9" style:family="table-row">
      <style:table-row-properties style:row-height="135pt" style:use-optimal-row-height="false" fo:break-before="auto"/>
    </style:style>
    <style:style style:name="ro10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etalFolh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10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2" table:default-cell-style-name="ce1"/>
        <table:table-column table:style-name="co17" table:default-cell-style-name="ce1"/>
        <table:table-column table:style-name="co18" table:number-columns-repeated="16364" table:default-cell-style-name="ce1"/>
        <table:table-row table:style-name="ro1">
          <table:table-cell office:value-type="string" table:number-columns-spanned="20" table:number-rows-spanned="1" table:style-name="ce16">
            <text:p><text:span text:style-name="T1">TABELA I</text:span></text:p>
          </table:table-cell>
          <table:covered-table-cell table:number-columns-repeated="19"/>
          <table:table-cell table:number-columns-repeated="16364"/>
        </table:table-row>
        <table:table-row table:style-name="ro1">
          <table:table-cell office:value-type="string" table:number-columns-spanned="20" table:number-rows-spanned="1" table:style-name="ce18">
            <text:p><text:span text:style-name="T2">RESOLUÇÃO Nº 200, DE 10 DE JULHO DE 2019</text:span></text:p>
          </table:table-cell>
          <table:covered-table-cell table:number-columns-repeated="19"/>
          <table:table-cell table:number-columns-repeated="16364"/>
        </table:table-row>
        <table:table-row table:style-name="ro2">
          <table:table-cell office:value-type="string" table:style-name="ce2">
            <text:p><text:span text:style-name="T3">Mês/Ano de Referencia:</text:span></text:p>
          </table:table-cell>
          <table:table-cell office:value-type="string" table:number-columns-spanned="19" table:number-rows-spanned="1" table:style-name="ce20">
            <text:p><text:span text:style-name="T3">Jun/2021</text:span></text:p>
          </table:table-cell>
          <table:covered-table-cell table:number-columns-repeated="18"/>
          <table:table-cell table:number-columns-repeated="16364"/>
        </table:table-row>
        <table:table-row table:style-name="ro3">
          <table:table-cell office:value-type="string" table:style-name="ce3">
            <text:p><text:span text:style-name="T4">Matrícula</text:span></text:p>
          </table:table-cell>
          <table:table-cell office:value-type="string" table:style-name="ce3">
            <text:p><text:span text:style-name="T4">Nome</text:span></text:p>
          </table:table-cell>
          <table:table-cell office:value-type="string" table:style-name="ce3">
            <text:p><text:span text:style-name="T4">Cargo / Função</text:span></text:p>
          </table:table-cell>
          <table:table-cell office:value-type="string" table:style-name="ce3">
            <text:p><text:span text:style-name="T4">Lotação</text:span></text:p>
          </table:table-cell>
          <table:table-cell office:value-type="string" table:style-name="ce3">
            <text:p><text:span text:style-name="T4">Grupo</text:span></text:p>
          </table:table-cell>
          <table:table-cell office:value-type="string" table:number-columns-spanned="9" table:number-rows-spanned="1" table:style-name="ce22">
            <text:p><text:span text:style-name="T4">Rendimentos</text:span></text:p>
          </table:table-cell>
          <table:covered-table-cell table:number-columns-repeated="8"/>
          <table:table-cell office:value-type="string" table:number-columns-spanned="5" table:number-rows-spanned="1" table:style-name="ce22">
            <text:p><text:span text:style-name="T4">Descontos</text:span></text:p>
          </table:table-cell>
          <table:covered-table-cell table:number-columns-repeated="4"/>
          <table:table-cell office:value-type="string" table:style-name="ce3">
            <text:p><text:span text:style-name="T4">Rendimento Líquido Total (14)</text:span></text:p>
          </table:table-cell>
          <table:table-cell table:number-columns-repeated="16364"/>
        </table:table-row>
        <table:table-row table:style-name="ro4">
          <table:table-cell table:number-columns-repeated="5" table:style-name="ce4"/>
          <table:table-cell office:value-type="string" table:number-columns-spanned="2" table:number-rows-spanned="1" table:style-name="ce22">
            <text:p><text:span text:style-name="T4">Remuneração Básica</text:span></text:p>
          </table:table-cell>
          <table:covered-table-cell/>
          <table:table-cell office:value-type="string" table:number-columns-spanned="4" table:number-rows-spanned="1" table:style-name="ce22">
            <text:p><text:span text:style-name="T4">Remuneração Eventual ou Temporária</text:span></text:p>
          </table:table-cell>
          <table:covered-table-cell table:number-columns-repeated="3"/>
          <table:table-cell office:value-type="string" table:style-name="ce3">
            <text:p><text:span text:style-name="T4">Outras Remunerações Temporárias(7)</text:span></text:p>
          </table:table-cell>
          <table:table-cell office:value-type="string" table:style-name="ce3">
            <text:p><text:span text:style-name="T4">Verbas Indenizatórias(8)</text:span></text:p>
          </table:table-cell>
          <table:table-cell office:value-type="string" table:style-name="ce3">
            <text:p><text:span text:style-name="T4">Total de Rendimentos Brutos(9)</text:span></text:p>
          </table:table-cell>
          <table:table-cell office:value-type="string" table:number-columns-spanned="3" table:number-rows-spanned="1" table:style-name="ce22">
            <text:p><text:span text:style-name="T4">Obrigatórios/Legais</text:span></text:p>
          </table:table-cell>
          <table:covered-table-cell table:number-columns-repeated="2"/>
          <table:table-cell office:value-type="string" table:style-name="ce3">
            <text:p><text:span text:style-name="T4">Pessoais</text:span></text:p>
          </table:table-cell>
          <table:table-cell office:value-type="string" table:style-name="ce3">
            <text:p><text:span text:style-name="T4">Total de Descontos(13)</text:span></text:p>
          </table:table-cell>
          <table:table-cell table:style-name="ce4"/>
          <table:table-cell table:number-columns-repeated="16364"/>
        </table:table-row>
        <table:table-row table:style-name="ro5">
          <table:table-cell table:number-columns-repeated="5" table:style-name="ce4"/>
          <table:table-cell office:value-type="string" table:style-name="ce3">
            <text:p><text:span text:style-name="T4">Remuneração do Cargo Efetivo(1)</text:span></text:p>
          </table:table-cell>
          <table:table-cell office:value-type="string" table:style-name="ce3">
            <text:p><text:span text:style-name="T4">Outras Verbas Remuneratórias, Legais ou Judiciais(2)</text:span></text:p>
          </table:table-cell>
          <table:table-cell office:value-type="string" table:style-name="ce3">
            <text:p><text:span text:style-name="T4">Função de Confiança ou Cargo em Comissão(3)</text:span></text:p>
          </table:table-cell>
          <table:table-cell office:value-type="string" table:style-name="ce3">
            <text:p><text:span text:style-name="T4">Gratificação Natalina(4)</text:span></text:p>
          </table:table-cell>
          <table:table-cell office:value-type="string" table:style-name="ce3">
            <text:p><text:span text:style-name="T4">Férias (1/3 constitucional) (5)</text:span></text:p>
          </table:table-cell>
          <table:table-cell office:value-type="string" table:style-name="ce3">
            <text:p><text:span text:style-name="T4">Abono de Permanência(6)</text:span></text:p>
          </table:table-cell>
          <table:table-cell table:number-columns-repeated="3" table:style-name="ce4"/>
          <table:table-cell office:value-type="string" table:style-name="ce3">
            <text:p><text:span text:style-name="T4">Contribuição Previdenciária(10)</text:span></text:p>
          </table:table-cell>
          <table:table-cell office:value-type="string" table:style-name="ce3">
            <text:p><text:span text:style-name="T4">Imposto de Renda(11)</text:span></text:p>
          </table:table-cell>
          <table:table-cell office:value-type="string" table:style-name="ce3">
            <text:p><text:span text:style-name="T4">Retenção por Teto Constitucional(12)</text:span></text:p>
          </table:table-cell>
          <table:table-cell office:value-type="string" table:style-name="ce3">
            <text:p><text:span text:style-name="T4">Outros (12.1)</text:span></text:p>
          </table:table-cell>
          <table:table-cell table:number-columns-repeated="2" table:style-name="ce4"/>
          <table:table-cell table:number-columns-repeated="16364"/>
        </table:table-row>
        <table:table-row table:style-name="ro6">
          <table:table-cell office:value-type="float" office:value="36461" table:style-name="ce5">
            <text:p>36461</text:p>
          </table:table-cell>
          <table:table-cell office:value-type="string" table:style-name="ce6">
            <text:p><text:span text:style-name="T5">ABELARDO TOWNES DE CASTRO JUNIOR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14 PROMOTORIA DE JUSTICA CRIMINA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72520.240000000005" table:style-name="ce7">
            <text:p>72.520,24</text:p>
          </table:table-cell>
          <table:table-cell office:value-type="float" office:value="9432.94" table:style-name="ce7">
            <text:p>9.432,94</text:p>
          </table:table-cell>
          <table:table-cell office:value-type="float" office:value="13883.4" table:style-name="ce7">
            <text:p>13.883,40</text:p>
          </table:table-cell>
          <table:table-cell office:value-type="float" office:value="0" table:style-name="ce7">
            <text:p>0,00</text:p>
          </table:table-cell>
          <table:table-cell office:value-type="float" office:value="17081.39" table:style-name="ce7">
            <text:p>17.081,39</text:p>
          </table:table-cell>
          <table:table-cell office:value-type="float" office:value="40397.730000000003" table:style-name="ce7">
            <text:p>40.397,73</text:p>
          </table:table-cell>
          <table:table-cell office:value-type="float" office:value="32122.51" table:style-name="ce7">
            <text:p>32.122,51</text:p>
          </table:table-cell>
          <table:table-cell table:number-columns-repeated="16364"/>
        </table:table-row>
        <table:table-row table:style-name="ro6">
          <table:table-cell office:value-type="float" office:value="38102" table:style-name="ce5">
            <text:p>38102</text:p>
          </table:table-cell>
          <table:table-cell office:value-type="string" table:style-name="ce6">
            <text:p><text:span text:style-name="T5">ADENILSON DE SOUZA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OTORIA ESPEC DE COMBATE EVASAO FISCA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3884.5" table:style-name="ce7">
            <text:p>43.884,50</text:p>
          </table:table-cell>
          <table:table-cell office:value-type="float" office:value="4716.47" table:style-name="ce7">
            <text:p>4.716,47</text:p>
          </table:table-cell>
          <table:table-cell office:value-type="float" office:value="7009.67" table:style-name="ce7">
            <text:p>7.009,67</text:p>
          </table:table-cell>
          <table:table-cell office:value-type="float" office:value="0" table:style-name="ce7">
            <text:p>0,00</text:p>
          </table:table-cell>
          <table:table-cell office:value-type="float" office:value="10283.6" table:style-name="ce7">
            <text:p>10.283,60</text:p>
          </table:table-cell>
          <table:table-cell office:value-type="float" office:value="22009.74" table:style-name="ce7">
            <text:p>22.009,74</text:p>
          </table:table-cell>
          <table:table-cell office:value-type="float" office:value="21874.76" table:style-name="ce7">
            <text:p>21.874,76</text:p>
          </table:table-cell>
          <table:table-cell table:number-columns-repeated="16364"/>
        </table:table-row>
        <table:table-row table:style-name="ro6">
          <table:table-cell office:value-type="float" office:value="43781" table:style-name="ce5">
            <text:p>43781</text:p>
          </table:table-cell>
          <table:table-cell office:value-type="string" table:style-name="ce6">
            <text:p><text:span text:style-name="T5">ALEKINE LOPES DOS SANTOS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1 PROM ESP DE HABITACAO E URBANISMO<text:s/>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1986.57" table:style-name="ce7">
            <text:p>21.986,57</text:p>
          </table:table-cell>
          <table:table-cell office:value-type="float" office:value="55675.68" table:style-name="ce7">
            <text:p>55.675,68</text:p>
          </table:table-cell>
          <table:table-cell office:value-type="float" office:value="4716.47" table:style-name="ce7">
            <text:p>4.716,47</text:p>
          </table:table-cell>
          <table:table-cell office:value-type="float" office:value="6941.7" table:style-name="ce7">
            <text:p>6.941,70</text:p>
          </table:table-cell>
          <table:table-cell office:value-type="float" office:value="0" table:style-name="ce7">
            <text:p>0,00</text:p>
          </table:table-cell>
          <table:table-cell office:value-type="float" office:value="12954.82" table:style-name="ce7">
            <text:p>12.954,82</text:p>
          </table:table-cell>
          <table:table-cell office:value-type="float" office:value="24612.99" table:style-name="ce7">
            <text:p>24.612,99</text:p>
          </table:table-cell>
          <table:table-cell office:value-type="float" office:value="31062.69" table:style-name="ce7">
            <text:p>31.062,69</text:p>
          </table:table-cell>
          <table:table-cell table:number-columns-repeated="16364"/>
        </table:table-row>
        <table:table-row table:style-name="ro6">
          <table:table-cell office:value-type="float" office:value="7101" table:style-name="ce5">
            <text:p>7101</text:p>
          </table:table-cell>
          <table:table-cell office:value-type="string" table:style-name="ce6">
            <text:p><text:span text:style-name="T5">ALESSANDRA GARCIA MARQUES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1 PROMOTORIA ESP DE DEF DO CONSUMIDOR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38831.129999999997" table:style-name="ce7">
            <text:p>38.831,13</text:p>
          </table:table-cell>
          <table:table-cell office:value-type="float" office:value="4716.47" table:style-name="ce7">
            <text:p>4.716,47</text:p>
          </table:table-cell>
          <table:table-cell office:value-type="float" office:value="7098.12" table:style-name="ce7">
            <text:p>7.098,12</text:p>
          </table:table-cell>
          <table:table-cell office:value-type="float" office:value="0" table:style-name="ce7">
            <text:p>0,00</text:p>
          </table:table-cell>
          <table:table-cell office:value-type="float" office:value="3417.27" table:style-name="ce7">
            <text:p>3.417,27</text:p>
          </table:table-cell>
          <table:table-cell office:value-type="float" office:value="15231.86" table:style-name="ce7">
            <text:p>15.231,86</text:p>
          </table:table-cell>
          <table:table-cell office:value-type="float" office:value="23599.27" table:style-name="ce7">
            <text:p>23.599,27</text:p>
          </table:table-cell>
          <table:table-cell table:number-columns-repeated="16364"/>
        </table:table-row>
        <table:table-row table:style-name="ro6">
          <table:table-cell office:value-type="float" office:value="16861" table:style-name="ce5">
            <text:p>16861</text:p>
          </table:table-cell>
          <table:table-cell office:value-type="string" table:style-name="ce6">
            <text:p><text:span text:style-name="T5">ALMIR FERNANDES BRANCO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2 PROM ESP DE DEF CRIANCA E ADOLESCENTE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0" table:style-name="ce7">
            <text:p>0,00</text:p>
          </table:table-cell>
          <table:table-cell office:value-type="float" office:value="19628.34" table:style-name="ce7">
            <text:p>19.628,34</text:p>
          </table:table-cell>
          <table:table-cell office:value-type="float" office:value="63087.3" table:style-name="ce7">
            <text:p>63.087,30</text:p>
          </table:table-cell>
          <table:table-cell office:value-type="float" office:value="4716.47" table:style-name="ce7">
            <text:p>4.716,47</text:p>
          </table:table-cell>
          <table:table-cell office:value-type="float" office:value="9732.69" table:style-name="ce7">
            <text:p>9.732,69</text:p>
          </table:table-cell>
          <table:table-cell office:value-type="float" office:value="0" table:style-name="ce7">
            <text:p>0,00</text:p>
          </table:table-cell>
          <table:table-cell office:value-type="float" office:value="21035.18" table:style-name="ce7">
            <text:p>21.035,18</text:p>
          </table:table-cell>
          <table:table-cell office:value-type="float" office:value="35484.339999999997" table:style-name="ce7">
            <text:p>35.484,34</text:p>
          </table:table-cell>
          <table:table-cell office:value-type="float" office:value="27602.959999999999" table:style-name="ce7">
            <text:p>27.602,96</text:p>
          </table:table-cell>
          <table:table-cell table:number-columns-repeated="16364"/>
        </table:table-row>
        <table:table-row table:style-name="ro6">
          <table:table-cell office:value-type="float" office:value="7281" table:style-name="ce5">
            <text:p>7281</text:p>
          </table:table-cell>
          <table:table-cell office:value-type="string" table:style-name="ce6">
            <text:p><text:span text:style-name="T5">ALVARO LUIZ ARAUJO PEREIRA</text:span></text:p>
          </table:table-cell>
          <table:table-cell office:value-type="string" table:style-name="ce6">
            <text:p><text:span text:style-name="T5">PROCURADOR DE JUSTICA</text:span></text:p>
          </table:table-cell>
          <table:table-cell office:value-type="string" table:style-name="ce6">
            <text:p><text:span text:style-name="T5">8 PROCURADORIA DE JUSTICA CRIMINAL</text:span></text:p>
          </table:table-cell>
          <table:table-cell office:value-type="string" table:style-name="ce6">
            <text:p><text:span text:style-name="T5">MEMBROS PROCURADORES</text:span></text:p>
          </table:table-cell>
          <table:table-cell office:value-type="float" office:value="35462.22" table:style-name="ce7">
            <text:p>35.462,22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319.33" table:style-name="ce7">
            <text:p>5.319,33</text:p>
          </table:table-cell>
          <table:table-cell office:value-type="float" office:value="5319.33" table:style-name="ce7">
            <text:p>5.319,33</text:p>
          </table:table-cell>
          <table:table-cell office:value-type="float" office:value="46100.88" table:style-name="ce7">
            <text:p>46.100,88</text:p>
          </table:table-cell>
          <table:table-cell office:value-type="float" office:value="4964.71" table:style-name="ce7">
            <text:p>4.964,71</text:p>
          </table:table-cell>
          <table:table-cell office:value-type="float" office:value="8414.6" table:style-name="ce7">
            <text:p>8.414,60</text:p>
          </table:table-cell>
          <table:table-cell office:value-type="float" office:value="1488.23" table:style-name="ce7">
            <text:p>1.488,23</text:p>
          </table:table-cell>
          <table:table-cell office:value-type="float" office:value="4404.78" table:style-name="ce7">
            <text:p>4.404,78</text:p>
          </table:table-cell>
          <table:table-cell office:value-type="float" office:value="19272.32" table:style-name="ce7">
            <text:p>19.272,32</text:p>
          </table:table-cell>
          <table:table-cell office:value-type="float" office:value="26828.560000000001" table:style-name="ce7">
            <text:p>26.828,56</text:p>
          </table:table-cell>
          <table:table-cell table:number-columns-repeated="16364"/>
        </table:table-row>
        <table:table-row table:style-name="ro6">
          <table:table-cell office:value-type="float" office:value="55921" table:style-name="ce5">
            <text:p>55921</text:p>
          </table:table-cell>
          <table:table-cell office:value-type="string" table:style-name="ce6">
            <text:p><text:span text:style-name="T5">ANTONIO ALCESTE CALLIL DE CASTRO</text:span></text:p>
          </table:table-cell>
          <table:table-cell office:value-type="string" table:style-name="ce6">
            <text:p><text:span text:style-name="T5">PROMOTOR DE JUST DE ENTRANCIA INICIAL</text:span></text:p>
          </table:table-cell>
          <table:table-cell office:value-type="string" table:style-name="ce6">
            <text:p><text:span text:style-name="T5">PROMOTORIA DE JUSTICA CUMULATIVA DE BUJARI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0404.42" table:style-name="ce7">
            <text:p>30.404,42</text:p>
          </table:table-cell>
          <table:table-cell office:value-type="float" office:value="0" table:style-name="ce7">
            <text:p>0,00</text:p>
          </table:table-cell>
          <table:table-cell office:value-type="float" office:value="3040.44" table:style-name="ce7">
            <text:p>3.040,44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813.55" table:style-name="ce7">
            <text:p>4.813,55</text:p>
          </table:table-cell>
          <table:table-cell office:value-type="float" office:value="38258.410000000003" table:style-name="ce7">
            <text:p>38.258,41</text:p>
          </table:table-cell>
          <table:table-cell office:value-type="float" office:value="4256.6099999999997" table:style-name="ce7">
            <text:p>4.256,61</text:p>
          </table:table-cell>
          <table:table-cell office:value-type="float" office:value="7053.13" table:style-name="ce7">
            <text:p>7.053,13</text:p>
          </table:table-cell>
          <table:table-cell office:value-type="float" office:value="0" table:style-name="ce7">
            <text:p>0,00</text:p>
          </table:table-cell>
          <table:table-cell office:value-type="float" office:value="6194.96" table:style-name="ce7">
            <text:p>6.194,96</text:p>
          </table:table-cell>
          <table:table-cell office:value-type="float" office:value="17504.7" table:style-name="ce7">
            <text:p>17.504,70</text:p>
          </table:table-cell>
          <table:table-cell office:value-type="float" office:value="20753.71" table:style-name="ce7">
            <text:p>20.753,71</text:p>
          </table:table-cell>
          <table:table-cell table:number-columns-repeated="16364"/>
        </table:table-row>
        <table:table-row table:style-name="ro6">
          <table:table-cell office:value-type="float" office:value="37782" table:style-name="ce5">
            <text:p>37782</text:p>
          </table:table-cell>
          <table:table-cell office:value-type="string" table:style-name="ce6">
            <text:p><text:span text:style-name="T5">ARETUZA DE ALMEIDA CRUZ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8 PROMOTORIA DE JUSTICA CRIMINA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3884.5" table:style-name="ce7">
            <text:p>43.884,50</text:p>
          </table:table-cell>
          <table:table-cell office:value-type="float" office:value="4716.47" table:style-name="ce7">
            <text:p>4.716,47</text:p>
          </table:table-cell>
          <table:table-cell office:value-type="float" office:value="8383.52" table:style-name="ce7">
            <text:p>8.383,52</text:p>
          </table:table-cell>
          <table:table-cell office:value-type="float" office:value="0" table:style-name="ce7">
            <text:p>0,00</text:p>
          </table:table-cell>
          <table:table-cell office:value-type="float" office:value="5820.02" table:style-name="ce7">
            <text:p>5.820,02</text:p>
          </table:table-cell>
          <table:table-cell office:value-type="float" office:value="18920.009999999998" table:style-name="ce7">
            <text:p>18.920,01</text:p>
          </table:table-cell>
          <table:table-cell office:value-type="float" office:value="24964.49" table:style-name="ce7">
            <text:p>24.964,49</text:p>
          </table:table-cell>
          <table:table-cell table:number-columns-repeated="16364"/>
        </table:table-row>
        <table:table-row table:style-name="ro6">
          <table:table-cell office:value-type="float" office:value="55961" table:style-name="ce5">
            <text:p>55961</text:p>
          </table:table-cell>
          <table:table-cell office:value-type="string" table:style-name="ce6">
            <text:p><text:span text:style-name="T5">AURE RIBEIRO NETO</text:span></text:p>
          </table:table-cell>
          <table:table-cell office:value-type="string" table:style-name="ce6">
            <text:p><text:span text:style-name="T5">PROMOTOR DE JUSTICA SUBSTITUTO</text:span></text:p>
          </table:table-cell>
          <table:table-cell office:value-type="string" table:style-name="ce6">
            <text:p><text:span text:style-name="T5">PROMOTORIA DE JUSTICA CUMULATIVA DE MANOEL URBANO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0404.42" table:style-name="ce7">
            <text:p>30.404,42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813.55" table:style-name="ce7">
            <text:p>4.813,55</text:p>
          </table:table-cell>
          <table:table-cell office:value-type="float" office:value="35217.97" table:style-name="ce7">
            <text:p>35.217,97</text:p>
          </table:table-cell>
          <table:table-cell office:value-type="float" office:value="4256.6099999999997" table:style-name="ce7">
            <text:p>4.256,61</text:p>
          </table:table-cell>
          <table:table-cell office:value-type="float" office:value="6164.88" table:style-name="ce7">
            <text:p>6.164,88</text:p>
          </table:table-cell>
          <table:table-cell office:value-type="float" office:value="0" table:style-name="ce7">
            <text:p>0,00</text:p>
          </table:table-cell>
          <table:table-cell office:value-type="float" office:value="13028.7" table:style-name="ce7">
            <text:p>13.028,70</text:p>
          </table:table-cell>
          <table:table-cell office:value-type="float" office:value="23450.19" table:style-name="ce7">
            <text:p>23.450,19</text:p>
          </table:table-cell>
          <table:table-cell office:value-type="float" office:value="11767.78" table:style-name="ce7">
            <text:p>11.767,78</text:p>
          </table:table-cell>
          <table:table-cell table:number-columns-repeated="16364"/>
        </table:table-row>
        <table:table-row table:style-name="ro6">
          <table:table-cell office:value-type="float" office:value="43881" table:style-name="ce5">
            <text:p>43881</text:p>
          </table:table-cell>
          <table:table-cell office:value-type="string" table:style-name="ce6">
            <text:p><text:span text:style-name="T5">BERNARDO FITERMAN ALBANO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OTORIA DE JUSTICA CIVEL DE BRASILEIA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3884.5" table:style-name="ce7">
            <text:p>43.884,50</text:p>
          </table:table-cell>
          <table:table-cell office:value-type="float" office:value="4716.47" table:style-name="ce7">
            <text:p>4.716,47</text:p>
          </table:table-cell>
          <table:table-cell office:value-type="float" office:value="8487.7900000000009" table:style-name="ce7">
            <text:p>8.487,79</text:p>
          </table:table-cell>
          <table:table-cell office:value-type="float" office:value="0" table:style-name="ce7">
            <text:p>0,00</text:p>
          </table:table-cell>
          <table:table-cell office:value-type="float" office:value="5694.53" table:style-name="ce7">
            <text:p>5.694,53</text:p>
          </table:table-cell>
          <table:table-cell office:value-type="float" office:value="18898.79" table:style-name="ce7">
            <text:p>18.898,79</text:p>
          </table:table-cell>
          <table:table-cell office:value-type="float" office:value="24985.71" table:style-name="ce7">
            <text:p>24.985,71</text:p>
          </table:table-cell>
          <table:table-cell table:number-columns-repeated="16364"/>
        </table:table-row>
        <table:table-row table:style-name="ro6">
          <table:table-cell office:value-type="float" office:value="56331" table:style-name="ce5">
            <text:p>56331</text:p>
          </table:table-cell>
          <table:table-cell office:value-type="string" table:style-name="ce6">
            <text:p><text:span text:style-name="T5">BIANCA BERNARDES DE MORAES</text:span></text:p>
          </table:table-cell>
          <table:table-cell office:value-type="string" table:style-name="ce6">
            <text:p><text:span text:style-name="T5">PROMOTOR DE JUST DE ENTRANCIA INICIAL</text:span></text:p>
          </table:table-cell>
          <table:table-cell office:value-type="string" table:style-name="ce6">
            <text:p><text:span text:style-name="T5">PROMOTORIA DE JUSTICA CIVEL DE FEIJO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0404.42" table:style-name="ce7">
            <text:p>30.404,42</text:p>
          </table:table-cell>
          <table:table-cell office:value-type="float" office:value="0" table:style-name="ce7">
            <text:p>0,00</text:p>
          </table:table-cell>
          <table:table-cell office:value-type="float" office:value="3040.44" table:style-name="ce7">
            <text:p>3.040,44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813.55" table:style-name="ce7">
            <text:p>4.813,55</text:p>
          </table:table-cell>
          <table:table-cell office:value-type="float" office:value="38258.410000000003" table:style-name="ce7">
            <text:p>38.258,41</text:p>
          </table:table-cell>
          <table:table-cell office:value-type="float" office:value="4256.6099999999997" table:style-name="ce7">
            <text:p>4.256,61</text:p>
          </table:table-cell>
          <table:table-cell office:value-type="float" office:value="7157.41" table:style-name="ce7">
            <text:p>7.157,41</text:p>
          </table:table-cell>
          <table:table-cell office:value-type="float" office:value="0" table:style-name="ce7">
            <text:p>0,00</text:p>
          </table:table-cell>
          <table:table-cell office:value-type="float" office:value="1215.58" table:style-name="ce7">
            <text:p>1.215,58</text:p>
          </table:table-cell>
          <table:table-cell office:value-type="float" office:value="12629.6" table:style-name="ce7">
            <text:p>12.629,60</text:p>
          </table:table-cell>
          <table:table-cell office:value-type="float" office:value="25628.81" table:style-name="ce7">
            <text:p>25.628,81</text:p>
          </table:table-cell>
          <table:table-cell table:number-columns-repeated="16364"/>
        </table:table-row>
        <table:table-row table:style-name="ro6">
          <table:table-cell office:value-type="float" office:value="54761" table:style-name="ce5">
            <text:p>54761</text:p>
          </table:table-cell>
          <table:table-cell office:value-type="string" table:style-name="ce6">
            <text:p><text:span text:style-name="T5">CARLOS AUGUSTO DA COSTA PESCADOR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1 PROMOTORIA CRIMINAL DE CRUZEIRO DO SU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5659.87" table:style-name="ce7">
            <text:p>25.659,87</text:p>
          </table:table-cell>
          <table:table-cell office:value-type="float" office:value="0" table:style-name="ce7">
            <text:p>0,00</text:p>
          </table:table-cell>
          <table:table-cell office:value-type="float" office:value="4800.7" table:style-name="ce7">
            <text:p>4.800,70</text:p>
          </table:table-cell>
          <table:table-cell office:value-type="float" office:value="26478.45" table:style-name="ce7">
            <text:p>26.478,45</text:p>
          </table:table-cell>
          <table:table-cell office:value-type="float" office:value="90628.13" table:style-name="ce7">
            <text:p>90.628,13</text:p>
          </table:table-cell>
          <table:table-cell office:value-type="float" office:value="4716.47" table:style-name="ce7">
            <text:p>4.716,47</text:p>
          </table:table-cell>
          <table:table-cell office:value-type="float" office:value="14605.41" table:style-name="ce7">
            <text:p>14.605,41</text:p>
          </table:table-cell>
          <table:table-cell office:value-type="float" office:value="0" table:style-name="ce7">
            <text:p>0,00</text:p>
          </table:table-cell>
          <table:table-cell office:value-type="float" office:value="3142.42" table:style-name="ce7">
            <text:p>3.142,42</text:p>
          </table:table-cell>
          <table:table-cell office:value-type="float" office:value="22464.3" table:style-name="ce7">
            <text:p>22.464,30</text:p>
          </table:table-cell>
          <table:table-cell office:value-type="float" office:value="68163.83" table:style-name="ce7">
            <text:p>68.163,83</text:p>
          </table:table-cell>
          <table:table-cell table:number-columns-repeated="16364"/>
        </table:table-row>
        <table:table-row table:style-name="ro6">
          <table:table-cell office:value-type="float" office:value="11201" table:style-name="ce5">
            <text:p>11201</text:p>
          </table:table-cell>
          <table:table-cell office:value-type="string" table:style-name="ce6">
            <text:p><text:span text:style-name="T5">CARLOS ROBERTO DA SILVA MAIA</text:span></text:p>
          </table:table-cell>
          <table:table-cell office:value-type="string" table:style-name="ce6">
            <text:p><text:span text:style-name="T5">PROCURADOR DE JUSTICA</text:span></text:p>
          </table:table-cell>
          <table:table-cell office:value-type="string" table:style-name="ce6">
            <text:p><text:span text:style-name="T5">3 PROCURADORIA DE JUSTICA CIVEL</text:span></text:p>
          </table:table-cell>
          <table:table-cell office:value-type="string" table:style-name="ce6">
            <text:p><text:span text:style-name="T5">MEMBROS PROCURADORES</text:span></text:p>
          </table:table-cell>
          <table:table-cell office:value-type="float" office:value="35462.22" table:style-name="ce7">
            <text:p>35.462,22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705.8" table:style-name="ce7">
            <text:p>3.705,80</text:p>
          </table:table-cell>
          <table:table-cell office:value-type="float" office:value="17140.13" table:style-name="ce7">
            <text:p>17.140,13</text:p>
          </table:table-cell>
          <table:table-cell office:value-type="float" office:value="56308.15" table:style-name="ce7">
            <text:p>56.308,15</text:p>
          </table:table-cell>
          <table:table-cell office:value-type="float" office:value="4964.71" table:style-name="ce7">
            <text:p>4.964,71</text:p>
          </table:table-cell>
          <table:table-cell office:value-type="float" office:value="8484.41" table:style-name="ce7">
            <text:p>8.484,41</text:p>
          </table:table-cell>
          <table:table-cell office:value-type="float" office:value="0" table:style-name="ce7">
            <text:p>0,00</text:p>
          </table:table-cell>
          <table:table-cell office:value-type="float" office:value="9087.0300000000007" table:style-name="ce7">
            <text:p>9.087,03</text:p>
          </table:table-cell>
          <table:table-cell office:value-type="float" office:value="22536.15" table:style-name="ce7">
            <text:p>22.536,15</text:p>
          </table:table-cell>
          <table:table-cell office:value-type="float" office:value="33772" table:style-name="ce7">
            <text:p>33.772,00</text:p>
          </table:table-cell>
          <table:table-cell table:number-columns-repeated="16364"/>
        </table:table-row>
        <table:table-row table:style-name="ro6">
          <table:table-cell office:value-type="float" office:value="6981" table:style-name="ce5">
            <text:p>6981</text:p>
          </table:table-cell>
          <table:table-cell office:value-type="string" table:style-name="ce6">
            <text:p><text:span text:style-name="T5">CELSO JERONIMO DE SOUZA</text:span></text:p>
          </table:table-cell>
          <table:table-cell office:value-type="string" table:style-name="ce6">
            <text:p><text:span text:style-name="T5">PROCURADOR DE JUSTICA</text:span></text:p>
          </table:table-cell>
          <table:table-cell office:value-type="string" table:style-name="ce6">
            <text:p><text:span text:style-name="T5">CORREGEDORIA GERAL</text:span></text:p>
          </table:table-cell>
          <table:table-cell office:value-type="string" table:style-name="ce6">
            <text:p><text:span text:style-name="T5">MEMBROS PROCURADORES</text:span></text:p>
          </table:table-cell>
          <table:table-cell office:value-type="float" office:value="35462.22" table:style-name="ce7">
            <text:p>35.462,22</text:p>
          </table:table-cell>
          <table:table-cell office:value-type="float" office:value="0" table:style-name="ce7">
            <text:p>0,00</text:p>
          </table:table-cell>
          <table:table-cell office:value-type="float" office:value="8865.56" table:style-name="ce7">
            <text:p>8.865,56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964.71" table:style-name="ce7">
            <text:p>4.964,71</text:p>
          </table:table-cell>
          <table:table-cell office:value-type="float" office:value="0" table:style-name="ce7">
            <text:p>0,00</text:p>
          </table:table-cell>
          <table:table-cell office:value-type="float" office:value="5319.33" table:style-name="ce7">
            <text:p>5.319,33</text:p>
          </table:table-cell>
          <table:table-cell office:value-type="float" office:value="54611.82" table:style-name="ce7">
            <text:p>54.611,82</text:p>
          </table:table-cell>
          <table:table-cell office:value-type="float" office:value="4964.71" table:style-name="ce7">
            <text:p>4.964,71</text:p>
          </table:table-cell>
          <table:table-cell office:value-type="float" office:value="9936.2999999999993" table:style-name="ce7">
            <text:p>9.936,30</text:p>
          </table:table-cell>
          <table:table-cell office:value-type="float" office:value="5034.46" table:style-name="ce7">
            <text:p>5.034,46</text:p>
          </table:table-cell>
          <table:table-cell office:value-type="float" office:value="7826.05" table:style-name="ce7">
            <text:p>7.826,05</text:p>
          </table:table-cell>
          <table:table-cell office:value-type="float" office:value="27761.52" table:style-name="ce7">
            <text:p>27.761,52</text:p>
          </table:table-cell>
          <table:table-cell office:value-type="float" office:value="26850.3" table:style-name="ce7">
            <text:p>26.850,30</text:p>
          </table:table-cell>
          <table:table-cell table:number-columns-repeated="16364"/>
        </table:table-row>
        <table:table-row table:style-name="ro6">
          <table:table-cell office:value-type="float" office:value="11121" table:style-name="ce5">
            <text:p>11121</text:p>
          </table:table-cell>
          <table:table-cell office:value-type="string" table:style-name="ce6">
            <text:p><text:span text:style-name="T5">COSMO LIMA DE SOUZA</text:span></text:p>
          </table:table-cell>
          <table:table-cell office:value-type="string" table:style-name="ce6">
            <text:p><text:span text:style-name="T5">PROCURADOR DE JUSTICA</text:span></text:p>
          </table:table-cell>
          <table:table-cell office:value-type="string" table:style-name="ce6">
            <text:p><text:span text:style-name="T5">2 PROCURADORIA DE JUSTICA CIVEL</text:span></text:p>
          </table:table-cell>
          <table:table-cell office:value-type="string" table:style-name="ce6">
            <text:p><text:span text:style-name="T5">MEMBROS PROCURADORES</text:span></text:p>
          </table:table-cell>
          <table:table-cell office:value-type="float" office:value="35462.22" table:style-name="ce7">
            <text:p>35.462,22</text:p>
          </table:table-cell>
          <table:table-cell office:value-type="float" office:value="0" table:style-name="ce7">
            <text:p>0,00</text:p>
          </table:table-cell>
          <table:table-cell office:value-type="float" office:value="5319.33" table:style-name="ce7">
            <text:p>5.319,33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319.33" table:style-name="ce7">
            <text:p>5.319,33</text:p>
          </table:table-cell>
          <table:table-cell office:value-type="float" office:value="46100.88" table:style-name="ce7">
            <text:p>46.100,88</text:p>
          </table:table-cell>
          <table:table-cell office:value-type="float" office:value="4964.71" table:style-name="ce7">
            <text:p>4.964,71</text:p>
          </table:table-cell>
          <table:table-cell office:value-type="float" office:value="8083.4" table:style-name="ce7">
            <text:p>8.083,40</text:p>
          </table:table-cell>
          <table:table-cell office:value-type="float" office:value="1488.23" table:style-name="ce7">
            <text:p>1.488,23</text:p>
          </table:table-cell>
          <table:table-cell office:value-type="float" office:value="8211.2999999999993" table:style-name="ce7">
            <text:p>8.211,30</text:p>
          </table:table-cell>
          <table:table-cell office:value-type="float" office:value="22747.64" table:style-name="ce7">
            <text:p>22.747,64</text:p>
          </table:table-cell>
          <table:table-cell office:value-type="float" office:value="23353.24" table:style-name="ce7">
            <text:p>23.353,24</text:p>
          </table:table-cell>
          <table:table-cell table:number-columns-repeated="16364"/>
        </table:table-row>
        <table:table-row table:style-name="ro6">
          <table:table-cell office:value-type="float" office:value="5784" table:style-name="ce5">
            <text:p>5784</text:p>
          </table:table-cell>
          <table:table-cell office:value-type="string" table:style-name="ce6">
            <text:p><text:span text:style-name="T5">DAISSON GOMES TELES</text:span></text:p>
          </table:table-cell>
          <table:table-cell office:value-type="string" table:style-name="ce6">
            <text:p><text:span text:style-name="T5">PROMOTOR DE JUSTICA SUBSTITUTO</text:span></text:p>
          </table:table-cell>
          <table:table-cell office:value-type="string" table:style-name="ce6">
            <text:p><text:span text:style-name="T5">2 PROM JUST ESP DE DEFESA DO PATRIM PUBLICO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0404.42" table:style-name="ce7">
            <text:p>30.404,42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813.55" table:style-name="ce7">
            <text:p>4.813,55</text:p>
          </table:table-cell>
          <table:table-cell office:value-type="float" office:value="35217.97" table:style-name="ce7">
            <text:p>35.217,97</text:p>
          </table:table-cell>
          <table:table-cell office:value-type="float" office:value="4256.6099999999997" table:style-name="ce7">
            <text:p>4.256,61</text:p>
          </table:table-cell>
          <table:table-cell office:value-type="float" office:value="6321.29" table:style-name="ce7">
            <text:p>6.321,29</text:p>
          </table:table-cell>
          <table:table-cell office:value-type="float" office:value="0" table:style-name="ce7">
            <text:p>0,00</text:p>
          </table:table-cell>
          <table:table-cell office:value-type="float" office:value="6839.81" table:style-name="ce7">
            <text:p>6.839,81</text:p>
          </table:table-cell>
          <table:table-cell office:value-type="float" office:value="17417.71" table:style-name="ce7">
            <text:p>17.417,71</text:p>
          </table:table-cell>
          <table:table-cell office:value-type="float" office:value="17800.259999999998" table:style-name="ce7">
            <text:p>17.800,26</text:p>
          </table:table-cell>
          <table:table-cell table:number-columns-repeated="16364"/>
        </table:table-row>
        <table:table-row table:style-name="ro6">
          <table:table-cell office:value-type="float" office:value="13501" table:style-name="ce5">
            <text:p>13501</text:p>
          </table:table-cell>
          <table:table-cell office:value-type="string" table:style-name="ce6">
            <text:p><text:span text:style-name="T5">DANILO LOVISARO DO NASCIMENTO</text:span></text:p>
          </table:table-cell>
          <table:table-cell office:value-type="string" table:style-name="ce6">
            <text:p><text:span text:style-name="T5">PROCURADOR DE JUSTICA</text:span></text:p>
          </table:table-cell>
          <table:table-cell office:value-type="string" table:style-name="ce6">
            <text:p><text:span text:style-name="T5">2 PROCURADORIA DE JUSTICA CRIMINAL</text:span></text:p>
          </table:table-cell>
          <table:table-cell office:value-type="string" table:style-name="ce6">
            <text:p><text:span text:style-name="T5">MEMBROS PROCURADORES</text:span></text:p>
          </table:table-cell>
          <table:table-cell office:value-type="float" office:value="35462.22" table:style-name="ce7">
            <text:p>35.462,22</text:p>
          </table:table-cell>
          <table:table-cell office:value-type="float" office:value="0" table:style-name="ce7">
            <text:p>0,00</text:p>
          </table:table-cell>
          <table:table-cell office:value-type="float" office:value="5319.33" table:style-name="ce7">
            <text:p>5.319,33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8913.13" table:style-name="ce7">
            <text:p>18.913,13</text:p>
          </table:table-cell>
          <table:table-cell office:value-type="float" office:value="59694.68" table:style-name="ce7">
            <text:p>59.694,68</text:p>
          </table:table-cell>
          <table:table-cell office:value-type="float" office:value="4964.71" table:style-name="ce7">
            <text:p>4.964,71</text:p>
          </table:table-cell>
          <table:table-cell office:value-type="float" office:value="8571.01" table:style-name="ce7">
            <text:p>8.571,01</text:p>
          </table:table-cell>
          <table:table-cell office:value-type="float" office:value="1488.23" table:style-name="ce7">
            <text:p>1.488,23</text:p>
          </table:table-cell>
          <table:table-cell office:value-type="float" office:value="16210.53" table:style-name="ce7">
            <text:p>16.210,53</text:p>
          </table:table-cell>
          <table:table-cell office:value-type="float" office:value="31234.48" table:style-name="ce7">
            <text:p>31.234,48</text:p>
          </table:table-cell>
          <table:table-cell office:value-type="float" office:value="28460.2" table:style-name="ce7">
            <text:p>28.460,20</text:p>
          </table:table-cell>
          <table:table-cell table:number-columns-repeated="16364"/>
        </table:table-row>
        <table:table-row table:style-name="ro6">
          <table:table-cell office:value-type="float" office:value="37271" table:style-name="ce5">
            <text:p>37271</text:p>
          </table:table-cell>
          <table:table-cell office:value-type="string" table:style-name="ce6">
            <text:p><text:span text:style-name="T5">DAYAN MOREIRA ALBUQUERQUE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3 PROMOTORIA DE JUSTICA CIVE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18056.22" table:style-name="ce7">
            <text:p>18.056,22</text:p>
          </table:table-cell>
          <table:table-cell office:value-type="float" office:value="61852.07" table:style-name="ce7">
            <text:p>61.852,07</text:p>
          </table:table-cell>
          <table:table-cell office:value-type="float" office:value="4716.47" table:style-name="ce7">
            <text:p>4.716,47</text:p>
          </table:table-cell>
          <table:table-cell office:value-type="float" office:value="6721.75" table:style-name="ce7">
            <text:p>6.721,75</text:p>
          </table:table-cell>
          <table:table-cell office:value-type="float" office:value="4502.53" table:style-name="ce7">
            <text:p>4.502,53</text:p>
          </table:table-cell>
          <table:table-cell office:value-type="float" office:value="10467.89" table:style-name="ce7">
            <text:p>10.467,89</text:p>
          </table:table-cell>
          <table:table-cell office:value-type="float" office:value="26408.639999999999" table:style-name="ce7">
            <text:p>26.408,64</text:p>
          </table:table-cell>
          <table:table-cell office:value-type="float" office:value="35443.43" table:style-name="ce7">
            <text:p>35.443,43</text:p>
          </table:table-cell>
          <table:table-cell table:number-columns-repeated="16364"/>
        </table:table-row>
        <table:table-row table:style-name="ro6">
          <table:table-cell office:value-type="float" office:value="43831" table:style-name="ce5">
            <text:p>43831</text:p>
          </table:table-cell>
          <table:table-cell office:value-type="string" table:style-name="ce6">
            <text:p><text:span text:style-name="T5">DIANA SORAIA TABALIPA PIMENTEL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3 PROMOTORIA DE JUSTICA CIVE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3884.5" table:style-name="ce7">
            <text:p>43.884,50</text:p>
          </table:table-cell>
          <table:table-cell office:value-type="float" office:value="4716.47" table:style-name="ce7">
            <text:p>4.716,47</text:p>
          </table:table-cell>
          <table:table-cell office:value-type="float" office:value="8487.7900000000009" table:style-name="ce7">
            <text:p>8.487,79</text:p>
          </table:table-cell>
          <table:table-cell office:value-type="float" office:value="0" table:style-name="ce7">
            <text:p>0,00</text:p>
          </table:table-cell>
          <table:table-cell office:value-type="float" office:value="3368.91" table:style-name="ce7">
            <text:p>3.368,91</text:p>
          </table:table-cell>
          <table:table-cell office:value-type="float" office:value="16573.169999999998" table:style-name="ce7">
            <text:p>16.573,17</text:p>
          </table:table-cell>
          <table:table-cell office:value-type="float" office:value="27311.33" table:style-name="ce7">
            <text:p>27.311,33</text:p>
          </table:table-cell>
          <table:table-cell table:number-columns-repeated="16364"/>
        </table:table-row>
        <table:table-row table:style-name="ro6">
          <table:table-cell office:value-type="float" office:value="43722" table:style-name="ce5">
            <text:p>43722</text:p>
          </table:table-cell>
          <table:table-cell office:value-type="string" table:style-name="ce6">
            <text:p><text:span text:style-name="T5">DULCE HELENA DE FREITAS FRANCO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13 PROMOTORIA DE JUST CRIMINAL <text:s/>VIOL DOM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38831.129999999997" table:style-name="ce7">
            <text:p>38.831,13</text:p>
          </table:table-cell>
          <table:table-cell office:value-type="float" office:value="4716.47" table:style-name="ce7">
            <text:p>4.716,47</text:p>
          </table:table-cell>
          <table:table-cell office:value-type="float" office:value="7098.12" table:style-name="ce7">
            <text:p>7.098,12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1814.59" table:style-name="ce7">
            <text:p>11.814,59</text:p>
          </table:table-cell>
          <table:table-cell office:value-type="float" office:value="27016.54" table:style-name="ce7">
            <text:p>27.016,54</text:p>
          </table:table-cell>
          <table:table-cell table:number-columns-repeated="16364"/>
        </table:table-row>
        <table:table-row table:style-name="ro6">
          <table:table-cell office:value-type="float" office:value="13841" table:style-name="ce5">
            <text:p>13841</text:p>
          </table:table-cell>
          <table:table-cell office:value-type="string" table:style-name="ce6">
            <text:p><text:span text:style-name="T5">EFRAIN ENRIQUE MENDOZA MENDIVIL FILHO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6 PROMTORIA DE JUSTICA CRIMINA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4800" table:style-name="ce7">
            <text:p>14.800,00</text:p>
          </table:table-cell>
          <table:table-cell office:value-type="float" office:value="27601.37" table:style-name="ce7">
            <text:p>27.601,37</text:p>
          </table:table-cell>
          <table:table-cell office:value-type="float" office:value="76090.48" table:style-name="ce7">
            <text:p>76.090,48</text:p>
          </table:table-cell>
          <table:table-cell office:value-type="float" office:value="6788.47" table:style-name="ce7">
            <text:p>6.788,47</text:p>
          </table:table-cell>
          <table:table-cell office:value-type="float" office:value="9127.41" table:style-name="ce7">
            <text:p>9.127,41</text:p>
          </table:table-cell>
          <table:table-cell office:value-type="float" office:value="0" table:style-name="ce7">
            <text:p>0,00</text:p>
          </table:table-cell>
          <table:table-cell office:value-type="float" office:value="6061.7" table:style-name="ce7">
            <text:p>6.061,70</text:p>
          </table:table-cell>
          <table:table-cell office:value-type="float" office:value="21977.58" table:style-name="ce7">
            <text:p>21.977,58</text:p>
          </table:table-cell>
          <table:table-cell office:value-type="float" office:value="54112.9" table:style-name="ce7">
            <text:p>54.112,90</text:p>
          </table:table-cell>
          <table:table-cell table:number-columns-repeated="16364"/>
        </table:table-row>
        <table:table-row table:style-name="ro6">
          <table:table-cell office:value-type="float" office:value="43742" table:style-name="ce5">
            <text:p>43742</text:p>
          </table:table-cell>
          <table:table-cell office:value-type="string" table:style-name="ce6">
            <text:p><text:span text:style-name="T5">ELIANE MISAE KINOSHITA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OTORIA DE JUSTICA CIVEL DE SENADOR GUIOMARD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3368.91" table:style-name="ce7">
            <text:p>3.368,9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2200.04" table:style-name="ce7">
            <text:p>42.200,04</text:p>
          </table:table-cell>
          <table:table-cell office:value-type="float" office:value="4716.47" table:style-name="ce7">
            <text:p>4.716,47</text:p>
          </table:table-cell>
          <table:table-cell office:value-type="float" office:value="7972.43" table:style-name="ce7">
            <text:p>7.972,43</text:p>
          </table:table-cell>
          <table:table-cell office:value-type="float" office:value="0" table:style-name="ce7">
            <text:p>0,00</text:p>
          </table:table-cell>
          <table:table-cell office:value-type="float" office:value="2081.71" table:style-name="ce7">
            <text:p>2.081,71</text:p>
          </table:table-cell>
          <table:table-cell office:value-type="float" office:value="14770.61" table:style-name="ce7">
            <text:p>14.770,61</text:p>
          </table:table-cell>
          <table:table-cell office:value-type="float" office:value="27429.43" table:style-name="ce7">
            <text:p>27.429,43</text:p>
          </table:table-cell>
          <table:table-cell table:number-columns-repeated="16364"/>
        </table:table-row>
        <table:table-row table:style-name="ro6">
          <table:table-cell office:value-type="float" office:value="49421" table:style-name="ce5">
            <text:p>49421</text:p>
          </table:table-cell>
          <table:table-cell office:value-type="string" table:style-name="ce6">
            <text:p><text:span text:style-name="T5">ERICK CAVALCANTI LINHARES LIMA</text:span></text:p>
          </table:table-cell>
          <table:table-cell office:value-type="string" table:style-name="ce6">
            <text:p><text:span text:style-name="T5">INTEG DO QUADRO DE OUTRO ORGAO</text:span></text:p>
          </table:table-cell>
          <table:table-cell office:value-type="string" table:style-name="ce6">
            <text:p><text:span text:style-name="T5">PROCURADORIA GERAL DE JUSTICA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000" table:style-name="ce7">
            <text:p>5.000,00</text:p>
          </table:table-cell>
          <table:table-cell office:value-type="float" office:value="0" table:style-name="ce7">
            <text:p>0,00</text:p>
          </table:table-cell>
          <table:table-cell office:value-type="float" office:value="5000" table:style-name="ce7">
            <text:p>5.000,00</text:p>
          </table:table-cell>
          <table:table-cell office:value-type="float" office:value="700" table:style-name="ce7">
            <text:p>700,00</text:p>
          </table:table-cell>
          <table:table-cell office:value-type="float" office:value="331.37" table:style-name="ce7">
            <text:p>331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031.3699999999999" table:style-name="ce7">
            <text:p>1.031,37</text:p>
          </table:table-cell>
          <table:table-cell office:value-type="float" office:value="3968.63" table:style-name="ce7">
            <text:p>3.968,63</text:p>
          </table:table-cell>
          <table:table-cell table:number-columns-repeated="16364"/>
        </table:table-row>
        <table:table-row table:style-name="ro6">
          <table:table-cell office:value-type="float" office:value="46023" table:style-name="ce5">
            <text:p>46023</text:p>
          </table:table-cell>
          <table:table-cell office:value-type="string" table:style-name="ce6">
            <text:p><text:span text:style-name="T5">FERNANDO HENRIQUE SANTOS TERRA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2 PROMOTORIA CRIMINAL DE CRUZEIRO DO SU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1229.7" table:style-name="ce7">
            <text:p>11.229,7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50060.83" table:style-name="ce7">
            <text:p>50.060,83</text:p>
          </table:table-cell>
          <table:table-cell office:value-type="float" office:value="4716.47" table:style-name="ce7">
            <text:p>4.716,47</text:p>
          </table:table-cell>
          <table:table-cell office:value-type="float" office:value="9316.93" table:style-name="ce7">
            <text:p>9.316,93</text:p>
          </table:table-cell>
          <table:table-cell office:value-type="float" office:value="0" table:style-name="ce7">
            <text:p>0,00</text:p>
          </table:table-cell>
          <table:table-cell office:value-type="float" office:value="6613.03" table:style-name="ce7">
            <text:p>6.613,03</text:p>
          </table:table-cell>
          <table:table-cell office:value-type="float" office:value="20646.43" table:style-name="ce7">
            <text:p>20.646,43</text:p>
          </table:table-cell>
          <table:table-cell office:value-type="float" office:value="29414.400000000001" table:style-name="ce7">
            <text:p>29.414,40</text:p>
          </table:table-cell>
          <table:table-cell table:number-columns-repeated="16364"/>
        </table:table-row>
        <table:table-row table:style-name="ro6">
          <table:table-cell office:value-type="float" office:value="44341" table:style-name="ce5">
            <text:p>44341</text:p>
          </table:table-cell>
          <table:table-cell office:value-type="string" table:style-name="ce6">
            <text:p><text:span text:style-name="T5">FERNANDO REGIS CEMBRANEL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OTORIA DE JUSTICA CRIMINAL DE BRASILEIA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72520.240000000005" table:style-name="ce7">
            <text:p>72.520,24</text:p>
          </table:table-cell>
          <table:table-cell office:value-type="float" office:value="9432.94" table:style-name="ce7">
            <text:p>9.432,94</text:p>
          </table:table-cell>
          <table:table-cell office:value-type="float" office:value="13779.14" table:style-name="ce7">
            <text:p>13.779,14</text:p>
          </table:table-cell>
          <table:table-cell office:value-type="float" office:value="0" table:style-name="ce7">
            <text:p>0,00</text:p>
          </table:table-cell>
          <table:table-cell office:value-type="float" office:value="9714.56" table:style-name="ce7">
            <text:p>9.714,56</text:p>
          </table:table-cell>
          <table:table-cell office:value-type="float" office:value="32926.639999999999" table:style-name="ce7">
            <text:p>32.926,64</text:p>
          </table:table-cell>
          <table:table-cell office:value-type="float" office:value="39593.599999999999" table:style-name="ce7">
            <text:p>39.593,60</text:p>
          </table:table-cell>
          <table:table-cell table:number-columns-repeated="16364"/>
        </table:table-row>
        <table:table-row table:style-name="ro6">
          <table:table-cell office:value-type="float" office:value="10821" table:style-name="ce5">
            <text:p>10821</text:p>
          </table:table-cell>
          <table:table-cell office:value-type="string" table:style-name="ce6">
            <text:p><text:span text:style-name="T5">FLAVIO AUGUSTO SIQUEIRA DE OLIVEIRA</text:span></text:p>
          </table:table-cell>
          <table:table-cell office:value-type="string" table:style-name="ce6">
            <text:p><text:span text:style-name="T5">PROCURADOR DE JUSTICA</text:span></text:p>
          </table:table-cell>
          <table:table-cell office:value-type="string" table:style-name="ce6">
            <text:p><text:span text:style-name="T5">5 PROCURADORIA DE JUSTICA CRIMINAL</text:span></text:p>
          </table:table-cell>
          <table:table-cell office:value-type="string" table:style-name="ce6">
            <text:p><text:span text:style-name="T5">MEMBROS PROCURADORES</text:span></text:p>
          </table:table-cell>
          <table:table-cell office:value-type="float" office:value="35462.22" table:style-name="ce7">
            <text:p>35.462,22</text:p>
          </table:table-cell>
          <table:table-cell office:value-type="float" office:value="2454.1999999999998" table:style-name="ce7">
            <text:p>2.454,2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308.3" table:style-name="ce7">
            <text:p>5.308,30</text:p>
          </table:table-cell>
          <table:table-cell office:value-type="float" office:value="0" table:style-name="ce7">
            <text:p>0,00</text:p>
          </table:table-cell>
          <table:table-cell office:value-type="float" office:value="48544.05" table:style-name="ce7">
            <text:p>48.544,05</text:p>
          </table:table-cell>
          <table:table-cell office:value-type="float" office:value="91768.77" table:style-name="ce7">
            <text:p>91.768,77</text:p>
          </table:table-cell>
          <table:table-cell office:value-type="float" office:value="5308.29" table:style-name="ce7">
            <text:p>5.308,29</text:p>
          </table:table-cell>
          <table:table-cell office:value-type="float" office:value="9453.3799999999992" table:style-name="ce7">
            <text:p>9.453,38</text:p>
          </table:table-cell>
          <table:table-cell office:value-type="float" office:value="0" table:style-name="ce7">
            <text:p>0,00</text:p>
          </table:table-cell>
          <table:table-cell office:value-type="float" office:value="28725.34" table:style-name="ce7">
            <text:p>28.725,34</text:p>
          </table:table-cell>
          <table:table-cell office:value-type="float" office:value="43487.01" table:style-name="ce7">
            <text:p>43.487,01</text:p>
          </table:table-cell>
          <table:table-cell office:value-type="float" office:value="48281.760000000002" table:style-name="ce7">
            <text:p>48.281,76</text:p>
          </table:table-cell>
          <table:table-cell table:number-columns-repeated="16364"/>
        </table:table-row>
        <table:table-row table:style-name="ro6">
          <table:table-cell office:value-type="float" office:value="43752" table:style-name="ce5">
            <text:p>43752</text:p>
          </table:table-cell>
          <table:table-cell office:value-type="string" table:style-name="ce6">
            <text:p><text:span text:style-name="T5">FLAVIO BUSSAB DELLA LIBERA</text:span></text:p>
          </table:table-cell>
          <table:table-cell office:value-type="string" table:style-name="ce6">
            <text:p><text:span text:style-name="T5">PROMOTOR DE JUST DE ENTRANCIA INICIAL</text:span></text:p>
          </table:table-cell>
          <table:table-cell office:value-type="string" table:style-name="ce6">
            <text:p><text:span text:style-name="T5">PROMOTORIA DE JUSTICA CUMULATIVA DE PORTO ACRE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2004.65" table:style-name="ce7">
            <text:p>32.004,65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0975.91" table:style-name="ce7">
            <text:p>20.975,91</text:p>
          </table:table-cell>
          <table:table-cell office:value-type="float" office:value="52980.56" table:style-name="ce7">
            <text:p>52.980,56</text:p>
          </table:table-cell>
          <table:table-cell office:value-type="float" office:value="4480.6499999999996" table:style-name="ce7">
            <text:p>4.480,65</text:p>
          </table:table-cell>
          <table:table-cell office:value-type="float" office:value="6595.47" table:style-name="ce7">
            <text:p>6.595,47</text:p>
          </table:table-cell>
          <table:table-cell office:value-type="float" office:value="0" table:style-name="ce7">
            <text:p>0,00</text:p>
          </table:table-cell>
          <table:table-cell office:value-type="float" office:value="5200.82" table:style-name="ce7">
            <text:p>5.200,82</text:p>
          </table:table-cell>
          <table:table-cell office:value-type="float" office:value="16276.94" table:style-name="ce7">
            <text:p>16.276,94</text:p>
          </table:table-cell>
          <table:table-cell office:value-type="float" office:value="36703.620000000003" table:style-name="ce7">
            <text:p>36.703,62</text:p>
          </table:table-cell>
          <table:table-cell table:number-columns-repeated="16364"/>
        </table:table-row>
        <table:table-row table:style-name="ro6">
          <table:table-cell office:value-type="float" office:value="13761" table:style-name="ce5">
            <text:p>13761</text:p>
          </table:table-cell>
          <table:table-cell office:value-type="string" table:style-name="ce6">
            <text:p><text:span text:style-name="T5">FRANCISCO JOSE MAIA GUEDES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3 PROM ESP DE DEF CRIANCA E ADOLESCENTE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14289.17" table:style-name="ce7">
            <text:p>14.289,17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57836.78" table:style-name="ce7">
            <text:p>57.836,78</text:p>
          </table:table-cell>
          <table:table-cell office:value-type="float" office:value="6716.95" table:style-name="ce7">
            <text:p>6.716,95</text:p>
          </table:table-cell>
          <table:table-cell office:value-type="float" office:value="10644.49" table:style-name="ce7">
            <text:p>10.644,49</text:p>
          </table:table-cell>
          <table:table-cell office:value-type="float" office:value="0" table:style-name="ce7">
            <text:p>0,00</text:p>
          </table:table-cell>
          <table:table-cell office:value-type="float" office:value="8075.21" table:style-name="ce7">
            <text:p>8.075,21</text:p>
          </table:table-cell>
          <table:table-cell office:value-type="float" office:value="25436.65" table:style-name="ce7">
            <text:p>25.436,65</text:p>
          </table:table-cell>
          <table:table-cell office:value-type="float" office:value="32400.13" table:style-name="ce7">
            <text:p>32.400,13</text:p>
          </table:table-cell>
          <table:table-cell table:number-columns-repeated="16364"/>
        </table:table-row>
        <table:table-row table:style-name="ro6">
          <table:table-cell office:value-type="float" office:value="36891" table:style-name="ce5">
            <text:p>36891</text:p>
          </table:table-cell>
          <table:table-cell office:value-type="string" table:style-name="ce6">
            <text:p><text:span text:style-name="T5">FRANCISCO JOSE NUNES CAVALCANTE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11 PROMOTORIA DE JUSTICA CRIMINA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38831.129999999997" table:style-name="ce7">
            <text:p>38.831,13</text:p>
          </table:table-cell>
          <table:table-cell office:value-type="float" office:value="4716.47" table:style-name="ce7">
            <text:p>4.716,47</text:p>
          </table:table-cell>
          <table:table-cell office:value-type="float" office:value="6993.84" table:style-name="ce7">
            <text:p>6.993,84</text:p>
          </table:table-cell>
          <table:table-cell office:value-type="float" office:value="0" table:style-name="ce7">
            <text:p>0,00</text:p>
          </table:table-cell>
          <table:table-cell office:value-type="float" office:value="9513.49" table:style-name="ce7">
            <text:p>9.513,49</text:p>
          </table:table-cell>
          <table:table-cell office:value-type="float" office:value="21223.8" table:style-name="ce7">
            <text:p>21.223,80</text:p>
          </table:table-cell>
          <table:table-cell office:value-type="float" office:value="17607.330000000002" table:style-name="ce7">
            <text:p>17.607,33</text:p>
          </table:table-cell>
          <table:table-cell table:number-columns-repeated="16364"/>
        </table:table-row>
        <table:table-row table:style-name="ro6">
          <table:table-cell office:value-type="float" office:value="6631" table:style-name="ce5">
            <text:p>6631</text:p>
          </table:table-cell>
          <table:table-cell office:value-type="string" table:style-name="ce6">
            <text:p><text:span text:style-name="T5">GETULIO BARBOSA DE ANDRADE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7 PROMOTORIA DE JUSTICA CRIMINA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1957.9" table:style-name="ce7">
            <text:p>1.957,9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990.58" table:style-name="ce7">
            <text:p>4.990,58</text:p>
          </table:table-cell>
          <table:table-cell office:value-type="float" office:value="5053.37" table:style-name="ce7">
            <text:p>5.053,37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50832.98" table:style-name="ce7">
            <text:p>50.832,98</text:p>
          </table:table-cell>
          <table:table-cell office:value-type="float" office:value="4990.58" table:style-name="ce7">
            <text:p>4.990,58</text:p>
          </table:table-cell>
          <table:table-cell office:value-type="float" office:value="8099.34" table:style-name="ce7">
            <text:p>8.099,34</text:p>
          </table:table-cell>
          <table:table-cell office:value-type="float" office:value="1407.06" table:style-name="ce7">
            <text:p>1.407,06</text:p>
          </table:table-cell>
          <table:table-cell office:value-type="float" office:value="13389.99" table:style-name="ce7">
            <text:p>13.389,99</text:p>
          </table:table-cell>
          <table:table-cell office:value-type="float" office:value="27886.97" table:style-name="ce7">
            <text:p>27.886,97</text:p>
          </table:table-cell>
          <table:table-cell office:value-type="float" office:value="22946.01" table:style-name="ce7">
            <text:p>22.946,01</text:p>
          </table:table-cell>
          <table:table-cell table:number-columns-repeated="16364"/>
        </table:table-row>
        <table:table-row table:style-name="ro6">
          <table:table-cell office:value-type="float" office:value="7361" table:style-name="ce5">
            <text:p>7361</text:p>
          </table:table-cell>
          <table:table-cell office:value-type="string" table:style-name="ce6">
            <text:p><text:span text:style-name="T5">GILCELY EVANGELISTA DE ARAUJO SOUZA</text:span></text:p>
          </table:table-cell>
          <table:table-cell office:value-type="string" table:style-name="ce6">
            <text:p><text:span text:style-name="T5">PROCURADOR DE JUSTICA</text:span></text:p>
          </table:table-cell>
          <table:table-cell office:value-type="string" table:style-name="ce6">
            <text:p><text:span text:style-name="T5">9 PROCURADORIA DE JUSTICA CRIMINAL</text:span></text:p>
          </table:table-cell>
          <table:table-cell office:value-type="string" table:style-name="ce6">
            <text:p><text:span text:style-name="T5">MEMBROS PROCURADORES</text:span></text:p>
          </table:table-cell>
          <table:table-cell office:value-type="float" office:value="35462.22" table:style-name="ce7">
            <text:p>35.462,22</text:p>
          </table:table-cell>
          <table:table-cell office:value-type="float" office:value="0" table:style-name="ce7">
            <text:p>0,00</text:p>
          </table:table-cell>
          <table:table-cell office:value-type="float" office:value="5319.33" table:style-name="ce7">
            <text:p>5.319,33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319.33" table:style-name="ce7">
            <text:p>5.319,33</text:p>
          </table:table-cell>
          <table:table-cell office:value-type="float" office:value="46100.88" table:style-name="ce7">
            <text:p>46.100,88</text:p>
          </table:table-cell>
          <table:table-cell office:value-type="float" office:value="4964.71" table:style-name="ce7">
            <text:p>4.964,71</text:p>
          </table:table-cell>
          <table:table-cell office:value-type="float" office:value="8571.01" table:style-name="ce7">
            <text:p>8.571,01</text:p>
          </table:table-cell>
          <table:table-cell office:value-type="float" office:value="1488.23" table:style-name="ce7">
            <text:p>1.488,23</text:p>
          </table:table-cell>
          <table:table-cell office:value-type="float" office:value="22287.91" table:style-name="ce7">
            <text:p>22.287,91</text:p>
          </table:table-cell>
          <table:table-cell office:value-type="float" office:value="37311.86" table:style-name="ce7">
            <text:p>37.311,86</text:p>
          </table:table-cell>
          <table:table-cell office:value-type="float" office:value="8789.02" table:style-name="ce7">
            <text:p>8.789,02</text:p>
          </table:table-cell>
          <table:table-cell table:number-columns-repeated="16364"/>
        </table:table-row>
        <table:table-row table:style-name="ro6">
          <table:table-cell office:value-type="float" office:value="781" table:style-name="ce12">
            <text:p>781</text:p>
          </table:table-cell>
          <table:table-cell office:value-type="string" table:style-name="ce12">
            <text:p>GISELLE MUBARAC DETONI</text:p>
          </table:table-cell>
          <table:table-cell office:value-type="string" table:style-name="ce12">
            <text:p>PROCURADOR DE JUSTICA</text:p>
          </table:table-cell>
          <table:table-cell office:value-type="string" table:style-name="ce12">
            <text:p>1 PROCURADORIA DE JUSTICA CRIMINAL</text:p>
          </table:table-cell>
          <table:table-cell office:value-type="string" table:style-name="ce12">
            <text:p>MEMBROS PROCURADORES</text:p>
          </table:table-cell>
          <table:table-cell office:value-type="float" office:value="35462.22" table:style-name="ce13">
            <text:p><text:s/>35.462,22<text:s/>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964.71" table:style-name="ce13">
            <text:p><text:s/>4.964,71<text:s/></text:p>
          </table:table-cell>
          <table:table-cell office:value-type="float" office:value="16300" table:style-name="ce13">
            <text:p><text:s/>16.300,00<text:s/></text:p>
          </table:table-cell>
          <table:table-cell office:value-type="float" office:value="5319.33" table:style-name="ce13">
            <text:p><text:s/>5.319,33<text:s/></text:p>
          </table:table-cell>
          <table:table-cell office:value-type="float" office:value="62046.26" table:style-name="ce13">
            <text:p><text:s/>62.046,26<text:s/></text:p>
          </table:table-cell>
          <table:table-cell office:value-type="float" office:value="7036.71" table:style-name="ce14">
            <text:p><text:s/>7.036,71<text:s/></text:p>
          </table:table-cell>
          <table:table-cell office:value-type="float" office:value="11513.59" table:style-name="ce14">
            <text:p><text:s/>11.513,59<text:s/></text:p>
          </table:table-cell>
          <table:table-cell office:value-type="float" office:value="0" table:style-name="ce15">
            <text:p>0,00</text:p>
          </table:table-cell>
          <table:table-cell office:value-type="float" office:value="4078.15" table:style-name="ce14">
            <text:p><text:s/>4.078,15<text:s/></text:p>
          </table:table-cell>
          <table:table-cell office:value-type="float" office:value="22628.45" table:style-name="ce13">
            <text:p><text:s/>22.628,45<text:s/></text:p>
          </table:table-cell>
          <table:table-cell office:value-type="float" office:value="39417.81" table:style-name="ce13">
            <text:p><text:s/>39.417,81<text:s/></text:p>
          </table:table-cell>
          <table:table-cell table:number-columns-repeated="16364"/>
        </table:table-row>
        <table:table-row table:style-name="ro6">
          <table:table-cell office:value-type="float" office:value="41061" table:style-name="ce5">
            <text:p>41061</text:p>
          </table:table-cell>
          <table:table-cell office:value-type="string" table:style-name="ce6">
            <text:p><text:span text:style-name="T5">GLAUCIO NEY SHIROMA OSHIRO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OTORIA ESPEC DE DEFESA DA SAUDE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2571.71" table:style-name="ce7">
            <text:p>22.571,71</text:p>
          </table:table-cell>
          <table:table-cell office:value-type="float" office:value="0" table:style-name="ce7">
            <text:p>0,00</text:p>
          </table:table-cell>
          <table:table-cell office:value-type="float" office:value="168.45" table:style-name="ce7">
            <text:p>168,45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61571.29" table:style-name="ce7">
            <text:p>61.571,29</text:p>
          </table:table-cell>
          <table:table-cell office:value-type="float" office:value="4716.47" table:style-name="ce7">
            <text:p>4.716,47</text:p>
          </table:table-cell>
          <table:table-cell office:value-type="float" office:value="12273.76" table:style-name="ce7">
            <text:p>12.273,76</text:p>
          </table:table-cell>
          <table:table-cell office:value-type="float" office:value="0" table:style-name="ce7">
            <text:p>0,00</text:p>
          </table:table-cell>
          <table:table-cell office:value-type="float" office:value="4934.3900000000003" table:style-name="ce7">
            <text:p>4.934,39</text:p>
          </table:table-cell>
          <table:table-cell office:value-type="float" office:value="21924.62" table:style-name="ce7">
            <text:p>21.924,62</text:p>
          </table:table-cell>
          <table:table-cell office:value-type="float" office:value="39646.67" table:style-name="ce7">
            <text:p>39.646,67</text:p>
          </table:table-cell>
          <table:table-cell table:number-columns-repeated="16364"/>
        </table:table-row>
        <table:table-row table:style-name="ro6">
          <table:table-cell office:value-type="float" office:value="43772" table:style-name="ce5">
            <text:p>43772</text:p>
          </table:table-cell>
          <table:table-cell office:value-type="string" table:style-name="ce6">
            <text:p><text:span text:style-name="T5">ILDON MAXIMIANO PERES NETO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10 PROMOTORIA DE JUSTICA CRIMINAL<text:s/>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3884.5" table:style-name="ce7">
            <text:p>43.884,50</text:p>
          </table:table-cell>
          <table:table-cell office:value-type="float" office:value="4716.47" table:style-name="ce7">
            <text:p>4.716,47</text:p>
          </table:table-cell>
          <table:table-cell office:value-type="float" office:value="6066.56" table:style-name="ce7">
            <text:p>6.066,56</text:p>
          </table:table-cell>
          <table:table-cell office:value-type="float" office:value="0" table:style-name="ce7">
            <text:p>0,00</text:p>
          </table:table-cell>
          <table:table-cell office:value-type="float" office:value="12787.05" table:style-name="ce7">
            <text:p>12.787,05</text:p>
          </table:table-cell>
          <table:table-cell office:value-type="float" office:value="23570.080000000002" table:style-name="ce7">
            <text:p>23.570,08</text:p>
          </table:table-cell>
          <table:table-cell office:value-type="float" office:value="20314.419999999998" table:style-name="ce7">
            <text:p>20.314,42</text:p>
          </table:table-cell>
          <table:table-cell table:number-columns-repeated="16364"/>
        </table:table-row>
        <table:table-row table:style-name="ro6">
          <table:table-cell office:value-type="float" office:value="43762" table:style-name="ce5">
            <text:p>43762</text:p>
          </table:table-cell>
          <table:table-cell office:value-type="string" table:style-name="ce6">
            <text:p><text:span text:style-name="T5">IVERSON RODRIGO MONTEIRO CERQUEIRA BUENO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 ESP DEF DO MEIO AMBIENTE DO JURUA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3884.5" table:style-name="ce7">
            <text:p>43.884,50</text:p>
          </table:table-cell>
          <table:table-cell office:value-type="float" office:value="4716.47" table:style-name="ce7">
            <text:p>4.716,47</text:p>
          </table:table-cell>
          <table:table-cell office:value-type="float" office:value="8435.66" table:style-name="ce7">
            <text:p>8.435,66</text:p>
          </table:table-cell>
          <table:table-cell office:value-type="float" office:value="0" table:style-name="ce7">
            <text:p>0,00</text:p>
          </table:table-cell>
          <table:table-cell office:value-type="float" office:value="4684.3900000000003" table:style-name="ce7">
            <text:p>4.684,39</text:p>
          </table:table-cell>
          <table:table-cell office:value-type="float" office:value="17836.52" table:style-name="ce7">
            <text:p>17.836,52</text:p>
          </table:table-cell>
          <table:table-cell office:value-type="float" office:value="26047.98" table:style-name="ce7">
            <text:p>26.047,98</text:p>
          </table:table-cell>
          <table:table-cell table:number-columns-repeated="16364"/>
        </table:table-row>
        <table:table-row table:style-name="ro6">
          <table:table-cell office:value-type="float" office:value="36621" table:style-name="ce5">
            <text:p>36621</text:p>
          </table:table-cell>
          <table:table-cell office:value-type="string" table:style-name="ce6">
            <text:p><text:span text:style-name="T5">JOANA D ARC DIAS MARTINS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2 PROMOTORIA DE JUSTICA CRIMINA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1986.57" table:style-name="ce7">
            <text:p>21.986,57</text:p>
          </table:table-cell>
          <table:table-cell office:value-type="float" office:value="55675.68" table:style-name="ce7">
            <text:p>55.675,68</text:p>
          </table:table-cell>
          <table:table-cell office:value-type="float" office:value="4716.47" table:style-name="ce7">
            <text:p>4.716,47</text:p>
          </table:table-cell>
          <table:table-cell office:value-type="float" office:value="7098.12" table:style-name="ce7">
            <text:p>7.098,12</text:p>
          </table:table-cell>
          <table:table-cell office:value-type="float" office:value="0" table:style-name="ce7">
            <text:p>0,00</text:p>
          </table:table-cell>
          <table:table-cell office:value-type="float" office:value="4884.93" table:style-name="ce7">
            <text:p>4.884,93</text:p>
          </table:table-cell>
          <table:table-cell office:value-type="float" office:value="16699.52" table:style-name="ce7">
            <text:p>16.699,52</text:p>
          </table:table-cell>
          <table:table-cell office:value-type="float" office:value="38976.160000000003" table:style-name="ce7">
            <text:p>38.976,16</text:p>
          </table:table-cell>
          <table:table-cell table:number-columns-repeated="16364"/>
        </table:table-row>
        <table:table-row table:style-name="ro6">
          <table:table-cell office:value-type="float" office:value="56201" table:style-name="ce5">
            <text:p>56201</text:p>
          </table:table-cell>
          <table:table-cell office:value-type="string" table:style-name="ce6">
            <text:p><text:span text:style-name="T5">JOSE LUCIVAN NERY DE LIMA</text:span></text:p>
          </table:table-cell>
          <table:table-cell office:value-type="string" table:style-name="ce6">
            <text:p><text:span text:style-name="T5">PROMOTOR DE JUST DE ENTRANCIA INICIAL</text:span></text:p>
          </table:table-cell>
          <table:table-cell office:value-type="string" table:style-name="ce6">
            <text:p><text:span text:style-name="T5">PROMOTORIA CRIMINAL DE PLACIDO DE CASTRO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0404.42" table:style-name="ce7">
            <text:p>30.404,42</text:p>
          </table:table-cell>
          <table:table-cell office:value-type="float" office:value="0" table:style-name="ce7">
            <text:p>0,00</text:p>
          </table:table-cell>
          <table:table-cell office:value-type="float" office:value="3040.44" table:style-name="ce7">
            <text:p>3.040,44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813.55" table:style-name="ce7">
            <text:p>4.813,55</text:p>
          </table:table-cell>
          <table:table-cell office:value-type="float" office:value="38258.410000000003" table:style-name="ce7">
            <text:p>38.258,41</text:p>
          </table:table-cell>
          <table:table-cell office:value-type="float" office:value="4256.6099999999997" table:style-name="ce7">
            <text:p>4.256,61</text:p>
          </table:table-cell>
          <table:table-cell office:value-type="float" office:value="7001" table:style-name="ce7">
            <text:p>7.001,00</text:p>
          </table:table-cell>
          <table:table-cell office:value-type="float" office:value="0" table:style-name="ce7">
            <text:p>0,00</text:p>
          </table:table-cell>
          <table:table-cell office:value-type="float" office:value="5250.42" table:style-name="ce7">
            <text:p>5.250,42</text:p>
          </table:table-cell>
          <table:table-cell office:value-type="float" office:value="16508.03" table:style-name="ce7">
            <text:p>16.508,03</text:p>
          </table:table-cell>
          <table:table-cell office:value-type="float" office:value="21750.38" table:style-name="ce7">
            <text:p>21.750,38</text:p>
          </table:table-cell>
          <table:table-cell table:number-columns-repeated="16364"/>
        </table:table-row>
        <table:table-row table:style-name="ro6">
          <table:table-cell office:value-type="float" office:value="16351" table:style-name="ce5">
            <text:p>16351</text:p>
          </table:table-cell>
          <table:table-cell office:value-type="string" table:style-name="ce6">
            <text:p><text:span text:style-name="T5">JOSE RUY DA SILVEIRA LINO FILHO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9 PROMOTORIA DE JUSTICA CRIMINA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3547.61" table:style-name="ce7">
            <text:p>43.547,61</text:p>
          </table:table-cell>
          <table:table-cell office:value-type="float" office:value="4716.47" table:style-name="ce7">
            <text:p>4.716,47</text:p>
          </table:table-cell>
          <table:table-cell office:value-type="float" office:value="8343.01" table:style-name="ce7">
            <text:p>8.343,01</text:p>
          </table:table-cell>
          <table:table-cell office:value-type="float" office:value="0" table:style-name="ce7">
            <text:p>0,00</text:p>
          </table:table-cell>
          <table:table-cell office:value-type="float" office:value="3874.25" table:style-name="ce7">
            <text:p>3.874,25</text:p>
          </table:table-cell>
          <table:table-cell office:value-type="float" office:value="16933.73" table:style-name="ce7">
            <text:p>16.933,73</text:p>
          </table:table-cell>
          <table:table-cell office:value-type="float" office:value="26613.88" table:style-name="ce7">
            <text:p>26.613,88</text:p>
          </table:table-cell>
          <table:table-cell table:number-columns-repeated="16364"/>
        </table:table-row>
        <table:table-row table:style-name="ro6">
          <table:table-cell office:value-type="float" office:value="5783" table:style-name="ce5">
            <text:p>5783</text:p>
          </table:table-cell>
          <table:table-cell office:value-type="string" table:style-name="ce6">
            <text:p><text:span text:style-name="T5">JULEANDRO MARTINS DE OLIVEIRA</text:span></text:p>
          </table:table-cell>
          <table:table-cell office:value-type="string" table:style-name="ce6">
            <text:p><text:span text:style-name="T5">PROMOTOR DE JUSTICA SUBSTITUTO</text:span></text:p>
          </table:table-cell>
          <table:table-cell office:value-type="string" table:style-name="ce6">
            <text:p><text:span text:style-name="T5">PROMOTORIA DE JUSTICA CIVEL DE BRASILEIA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0404.42" table:style-name="ce7">
            <text:p>30.404,42</text:p>
          </table:table-cell>
          <table:table-cell office:value-type="float" office:value="0" table:style-name="ce7">
            <text:p>0,00</text:p>
          </table:table-cell>
          <table:table-cell office:value-type="float" office:value="3040.44" table:style-name="ce7">
            <text:p>3.040,44</text:p>
          </table:table-cell>
          <table:table-cell office:value-type="float" office:value="33444.86" table:style-name="ce7">
            <text:p>33.444,86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813.55" table:style-name="ce7">
            <text:p>4.813,55</text:p>
          </table:table-cell>
          <table:table-cell office:value-type="float" office:value="71703.27" table:style-name="ce7">
            <text:p>71.703,27</text:p>
          </table:table-cell>
          <table:table-cell office:value-type="float" office:value="8513.2199999999993" table:style-name="ce7">
            <text:p>8.513,22</text:p>
          </table:table-cell>
          <table:table-cell office:value-type="float" office:value="14210.54" table:style-name="ce7">
            <text:p>14.210,54</text:p>
          </table:table-cell>
          <table:table-cell office:value-type="float" office:value="0" table:style-name="ce7">
            <text:p>0,00</text:p>
          </table:table-cell>
          <table:table-cell office:value-type="float" office:value="14184.63" table:style-name="ce7">
            <text:p>14.184,63</text:p>
          </table:table-cell>
          <table:table-cell office:value-type="float" office:value="36908.39" table:style-name="ce7">
            <text:p>36.908,39</text:p>
          </table:table-cell>
          <table:table-cell office:value-type="float" office:value="34794.879999999997" table:style-name="ce7">
            <text:p>34.794,88</text:p>
          </table:table-cell>
          <table:table-cell table:number-columns-repeated="16364"/>
        </table:table-row>
        <table:table-row table:style-name="ro6">
          <table:table-cell office:value-type="float" office:value="54741" table:style-name="ce5">
            <text:p>54741</text:p>
          </table:table-cell>
          <table:table-cell office:value-type="string" table:style-name="ce6">
            <text:p><text:span text:style-name="T5">JULIANA MAXIMIANO HOFF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3 PROMOTORIA CRIMINAL DE CRUZEIRO DO SU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38831.129999999997" table:style-name="ce7">
            <text:p>38.831,13</text:p>
          </table:table-cell>
          <table:table-cell office:value-type="float" office:value="4716.47" table:style-name="ce7">
            <text:p>4.716,47</text:p>
          </table:table-cell>
          <table:table-cell office:value-type="float" office:value="7098.12" table:style-name="ce7">
            <text:p>7.098,12</text:p>
          </table:table-cell>
          <table:table-cell office:value-type="float" office:value="0" table:style-name="ce7">
            <text:p>0,00</text:p>
          </table:table-cell>
          <table:table-cell office:value-type="float" office:value="3874.25" table:style-name="ce7">
            <text:p>3.874,25</text:p>
          </table:table-cell>
          <table:table-cell office:value-type="float" office:value="15688.84" table:style-name="ce7">
            <text:p>15.688,84</text:p>
          </table:table-cell>
          <table:table-cell office:value-type="float" office:value="23142.29" table:style-name="ce7">
            <text:p>23.142,29</text:p>
          </table:table-cell>
          <table:table-cell table:number-columns-repeated="16364"/>
        </table:table-row>
        <table:table-row table:style-name="ro6">
          <table:table-cell office:value-type="float" office:value="56211" table:style-name="ce5">
            <text:p>56211</text:p>
          </table:table-cell>
          <table:table-cell office:value-type="string" table:style-name="ce6">
            <text:p><text:span text:style-name="T5">JULIO CESAR DE MEDEIROS SILVA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OTORIA DE JUSTICA CIVEL DE TARAUACA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0404.42" table:style-name="ce7">
            <text:p>30.404,42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813.55" table:style-name="ce7">
            <text:p>4.813,55</text:p>
          </table:table-cell>
          <table:table-cell office:value-type="float" office:value="68907.08" table:style-name="ce7">
            <text:p>68.907,08</text:p>
          </table:table-cell>
          <table:table-cell office:value-type="float" office:value="8973.08" table:style-name="ce7">
            <text:p>8.973,08</text:p>
          </table:table-cell>
          <table:table-cell office:value-type="float" office:value="12834.12" table:style-name="ce7">
            <text:p>12.834,12</text:p>
          </table:table-cell>
          <table:table-cell office:value-type="float" office:value="0" table:style-name="ce7">
            <text:p>0,00</text:p>
          </table:table-cell>
          <table:table-cell office:value-type="float" office:value="5168.75" table:style-name="ce7">
            <text:p>5.168,75</text:p>
          </table:table-cell>
          <table:table-cell office:value-type="float" office:value="26975.95" table:style-name="ce7">
            <text:p>26.975,95</text:p>
          </table:table-cell>
          <table:table-cell office:value-type="float" office:value="41931.129999999997" table:style-name="ce7">
            <text:p>41.931,13</text:p>
          </table:table-cell>
          <table:table-cell table:number-columns-repeated="16364"/>
        </table:table-row>
        <table:table-row table:style-name="ro6">
          <table:table-cell office:value-type="float" office:value="7521" table:style-name="ce5">
            <text:p>7521</text:p>
          </table:table-cell>
          <table:table-cell office:value-type="string" table:style-name="ce6">
            <text:p><text:span text:style-name="T5">KATIA REJANE DE ARAUJO RODRIGUES</text:span></text:p>
          </table:table-cell>
          <table:table-cell office:value-type="string" table:style-name="ce6">
            <text:p><text:span text:style-name="T5">PROCURADOR DE JUSTICA</text:span></text:p>
          </table:table-cell>
          <table:table-cell office:value-type="string" table:style-name="ce6">
            <text:p><text:span text:style-name="T5">PROCURADORIA GERAL DE JUSTICA</text:span></text:p>
          </table:table-cell>
          <table:table-cell office:value-type="string" table:style-name="ce6">
            <text:p><text:span text:style-name="T5">MEMBROS PROCURADORES</text:span></text:p>
          </table:table-cell>
          <table:table-cell office:value-type="float" office:value="35462.22" table:style-name="ce7">
            <text:p>35.462,22</text:p>
          </table:table-cell>
          <table:table-cell office:value-type="float" office:value="0" table:style-name="ce7">
            <text:p>0,00</text:p>
          </table:table-cell>
          <table:table-cell office:value-type="float" office:value="10638.67" table:style-name="ce7">
            <text:p>10.638,6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964.71" table:style-name="ce7">
            <text:p>4.964,71</text:p>
          </table:table-cell>
          <table:table-cell office:value-type="float" office:value="0" table:style-name="ce7">
            <text:p>0,00</text:p>
          </table:table-cell>
          <table:table-cell office:value-type="float" office:value="56384.93" table:style-name="ce7">
            <text:p>56.384,93</text:p>
          </table:table-cell>
          <table:table-cell office:value-type="float" office:value="107450.53" table:style-name="ce7">
            <text:p>107.450,53</text:p>
          </table:table-cell>
          <table:table-cell office:value-type="float" office:value="4964.71" table:style-name="ce7">
            <text:p>4.964,71</text:p>
          </table:table-cell>
          <table:table-cell office:value-type="float" office:value="9936.2999999999993" table:style-name="ce7">
            <text:p>9.936,30</text:p>
          </table:table-cell>
          <table:table-cell office:value-type="float" office:value="6807.57" table:style-name="ce7">
            <text:p>6.807,57</text:p>
          </table:table-cell>
          <table:table-cell office:value-type="float" office:value="4428.1499999999996" table:style-name="ce7">
            <text:p>4.428,15</text:p>
          </table:table-cell>
          <table:table-cell office:value-type="float" office:value="26136.73" table:style-name="ce7">
            <text:p>26.136,73</text:p>
          </table:table-cell>
          <table:table-cell office:value-type="float" office:value="81313.8" table:style-name="ce7">
            <text:p>81.313,80</text:p>
          </table:table-cell>
          <table:table-cell table:number-columns-repeated="16364"/>
        </table:table-row>
        <table:table-row table:style-name="ro6">
          <table:table-cell office:value-type="float" office:value="43702" table:style-name="ce5">
            <text:p>43702</text:p>
          </table:table-cell>
          <table:table-cell office:value-type="string" table:style-name="ce6">
            <text:p><text:span text:style-name="T5">LAURA CRISTINA DE ALMEIDA MIRANDA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2 PROM JUST ESP DE DEFESA DO PATRIM PUBLICO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38831.129999999997" table:style-name="ce7">
            <text:p>38.831,13</text:p>
          </table:table-cell>
          <table:table-cell office:value-type="float" office:value="4716.47" table:style-name="ce7">
            <text:p>4.716,47</text:p>
          </table:table-cell>
          <table:table-cell office:value-type="float" office:value="7098.12" table:style-name="ce7">
            <text:p>7.098,12</text:p>
          </table:table-cell>
          <table:table-cell office:value-type="float" office:value="0" table:style-name="ce7">
            <text:p>0,00</text:p>
          </table:table-cell>
          <table:table-cell office:value-type="float" office:value="3874.25" table:style-name="ce7">
            <text:p>3.874,25</text:p>
          </table:table-cell>
          <table:table-cell office:value-type="float" office:value="15688.84" table:style-name="ce7">
            <text:p>15.688,84</text:p>
          </table:table-cell>
          <table:table-cell office:value-type="float" office:value="23142.29" table:style-name="ce7">
            <text:p>23.142,29</text:p>
          </table:table-cell>
          <table:table-cell table:number-columns-repeated="16364"/>
        </table:table-row>
        <table:table-row table:style-name="ro6">
          <table:table-cell office:value-type="float" office:value="37001" table:style-name="ce5">
            <text:p>37001</text:p>
          </table:table-cell>
          <table:table-cell office:value-type="string" table:style-name="ce6">
            <text:p><text:span text:style-name="T5">LEANDRO PORTELA STEFFEN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 ESP DIREITOS HUMANOS E CIDADANIA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3884.5" table:style-name="ce7">
            <text:p>43.884,50</text:p>
          </table:table-cell>
          <table:table-cell office:value-type="float" office:value="82626.98" table:style-name="ce7">
            <text:p>82.626,98</text:p>
          </table:table-cell>
          <table:table-cell office:value-type="float" office:value="4716.47" table:style-name="ce7">
            <text:p>4.716,47</text:p>
          </table:table-cell>
          <table:table-cell office:value-type="float" office:value="8435.66" table:style-name="ce7">
            <text:p>8.435,66</text:p>
          </table:table-cell>
          <table:table-cell office:value-type="float" office:value="0" table:style-name="ce7">
            <text:p>0,00</text:p>
          </table:table-cell>
          <table:table-cell office:value-type="float" office:value="2023.44" table:style-name="ce7">
            <text:p>2.023,44</text:p>
          </table:table-cell>
          <table:table-cell office:value-type="float" office:value="15175.57" table:style-name="ce7">
            <text:p>15.175,57</text:p>
          </table:table-cell>
          <table:table-cell office:value-type="float" office:value="67451.41" table:style-name="ce7">
            <text:p>67.451,41</text:p>
          </table:table-cell>
          <table:table-cell table:number-columns-repeated="16364"/>
        </table:table-row>
        <table:table-row table:style-name="ro6">
          <table:table-cell office:value-type="float" office:value="43811" table:style-name="ce5">
            <text:p>43811</text:p>
          </table:table-cell>
          <table:table-cell office:value-type="string" table:style-name="ce6">
            <text:p><text:span text:style-name="T5">LEONARDO HONORATO SANTOS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 ESP DEF DA CRIANCA E ADOLESCENTE CRZ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3368.91" table:style-name="ce7">
            <text:p>3.368,9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2200.04" table:style-name="ce7">
            <text:p>42.200,04</text:p>
          </table:table-cell>
          <table:table-cell office:value-type="float" office:value="4716.47" table:style-name="ce7">
            <text:p>4.716,47</text:p>
          </table:table-cell>
          <table:table-cell office:value-type="float" office:value="7972.43" table:style-name="ce7">
            <text:p>7.972,43</text:p>
          </table:table-cell>
          <table:table-cell office:value-type="float" office:value="0" table:style-name="ce7">
            <text:p>0,00</text:p>
          </table:table-cell>
          <table:table-cell office:value-type="float" office:value="3368.91" table:style-name="ce7">
            <text:p>3.368,91</text:p>
          </table:table-cell>
          <table:table-cell office:value-type="float" office:value="16057.81" table:style-name="ce7">
            <text:p>16.057,81</text:p>
          </table:table-cell>
          <table:table-cell office:value-type="float" office:value="26142.23" table:style-name="ce7">
            <text:p>26.142,23</text:p>
          </table:table-cell>
          <table:table-cell table:number-columns-repeated="16364"/>
        </table:table-row>
        <table:table-row table:style-name="ro6">
          <table:table-cell office:value-type="float" office:value="56181" table:style-name="ce5">
            <text:p>56181</text:p>
          </table:table-cell>
          <table:table-cell office:value-type="string" table:style-name="ce6">
            <text:p><text:span text:style-name="T5">LUANA DINIZ LIRIO MACIEL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OTORIA DE JUSTICA CRIMINAL DE TARAUACA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3368.91" table:style-name="ce7">
            <text:p>3.368,9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2200.04" table:style-name="ce7">
            <text:p>42.200,04</text:p>
          </table:table-cell>
          <table:table-cell office:value-type="float" office:value="4716.47" table:style-name="ce7">
            <text:p>4.716,47</text:p>
          </table:table-cell>
          <table:table-cell office:value-type="float" office:value="8024.57" table:style-name="ce7">
            <text:p>8.024,57</text:p>
          </table:table-cell>
          <table:table-cell office:value-type="float" office:value="0" table:style-name="ce7">
            <text:p>0,00</text:p>
          </table:table-cell>
          <table:table-cell office:value-type="float" office:value="3874.25" table:style-name="ce7">
            <text:p>3.874,25</text:p>
          </table:table-cell>
          <table:table-cell office:value-type="float" office:value="16615.29" table:style-name="ce7">
            <text:p>16.615,29</text:p>
          </table:table-cell>
          <table:table-cell office:value-type="float" office:value="25584.75" table:style-name="ce7">
            <text:p>25.584,75</text:p>
          </table:table-cell>
          <table:table-cell table:number-columns-repeated="16364"/>
        </table:table-row>
        <table:table-row table:style-name="ro6">
          <table:table-cell office:value-type="float" office:value="47001" table:style-name="ce5">
            <text:p>47001</text:p>
          </table:table-cell>
          <table:table-cell office:value-type="string" table:style-name="ce6">
            <text:p><text:span text:style-name="T5">LUIS HENRIQUE CORREA ROLIM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OTORIA CIVEL DE SENA MADUREIRA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38831.129999999997" table:style-name="ce7">
            <text:p>38.831,13</text:p>
          </table:table-cell>
          <table:table-cell office:value-type="float" office:value="4716.47" table:style-name="ce7">
            <text:p>4.716,47</text:p>
          </table:table-cell>
          <table:table-cell office:value-type="float" office:value="5664.12" table:style-name="ce7">
            <text:p>5.664,12</text:p>
          </table:table-cell>
          <table:table-cell office:value-type="float" office:value="0" table:style-name="ce7">
            <text:p>0,00</text:p>
          </table:table-cell>
          <table:table-cell office:value-type="float" office:value="14636.59" table:style-name="ce7">
            <text:p>14.636,59</text:p>
          </table:table-cell>
          <table:table-cell office:value-type="float" office:value="25017.18" table:style-name="ce7">
            <text:p>25.017,18</text:p>
          </table:table-cell>
          <table:table-cell office:value-type="float" office:value="13813.95" table:style-name="ce7">
            <text:p>13.813,95</text:p>
          </table:table-cell>
          <table:table-cell table:number-columns-repeated="16364"/>
        </table:table-row>
        <table:table-row table:style-name="ro6">
          <table:table-cell office:value-type="float" office:value="55931" table:style-name="ce5">
            <text:p>55931</text:p>
          </table:table-cell>
          <table:table-cell office:value-type="string" table:style-name="ce6">
            <text:p><text:span text:style-name="T5">MANUELA CANUTO DE SANTANA FARHAT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OTORIA CUMULATIVA DE MANCIO LIMA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2004.65" table:style-name="ce7">
            <text:p>32.004,65</text:p>
          </table:table-cell>
          <table:table-cell office:value-type="float" office:value="0" table:style-name="ce7">
            <text:p>0,00</text:p>
          </table:table-cell>
          <table:table-cell office:value-type="float" office:value="3200.47" table:style-name="ce7">
            <text:p>3.200,4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973.58" table:style-name="ce7">
            <text:p>4.973,58</text:p>
          </table:table-cell>
          <table:table-cell office:value-type="float" office:value="40178.699999999997" table:style-name="ce7">
            <text:p>40.178,70</text:p>
          </table:table-cell>
          <table:table-cell office:value-type="float" office:value="4480.6499999999996" table:style-name="ce7">
            <text:p>4.480,65</text:p>
          </table:table-cell>
          <table:table-cell office:value-type="float" office:value="7527.73" table:style-name="ce7">
            <text:p>7.527,73</text:p>
          </table:table-cell>
          <table:table-cell office:value-type="float" office:value="0" table:style-name="ce7">
            <text:p>0,00</text:p>
          </table:table-cell>
          <table:table-cell office:value-type="float" office:value="297.94" table:style-name="ce7">
            <text:p>297,94</text:p>
          </table:table-cell>
          <table:table-cell office:value-type="float" office:value="12306.32" table:style-name="ce7">
            <text:p>12.306,32</text:p>
          </table:table-cell>
          <table:table-cell office:value-type="float" office:value="27872.38" table:style-name="ce7">
            <text:p>27.872,38</text:p>
          </table:table-cell>
          <table:table-cell table:number-columns-repeated="16364"/>
        </table:table-row>
        <table:table-row table:style-name="ro6">
          <table:table-cell office:value-type="float" office:value="43682" table:style-name="ce5">
            <text:p>43682</text:p>
          </table:table-cell>
          <table:table-cell office:value-type="string" table:style-name="ce6">
            <text:p><text:span text:style-name="T5">MARCELA CRISTINA OZORIO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15 PROMOTORIA DE JUSTICA CRIMINA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3884.5" table:style-name="ce7">
            <text:p>43.884,50</text:p>
          </table:table-cell>
          <table:table-cell office:value-type="float" office:value="4716.47" table:style-name="ce7">
            <text:p>4.716,47</text:p>
          </table:table-cell>
          <table:table-cell office:value-type="float" office:value="8383.52" table:style-name="ce7">
            <text:p>8.383,52</text:p>
          </table:table-cell>
          <table:table-cell office:value-type="float" office:value="0" table:style-name="ce7">
            <text:p>0,00</text:p>
          </table:table-cell>
          <table:table-cell office:value-type="float" office:value="3874.25" table:style-name="ce7">
            <text:p>3.874,25</text:p>
          </table:table-cell>
          <table:table-cell office:value-type="float" office:value="16974.240000000002" table:style-name="ce7">
            <text:p>16.974,24</text:p>
          </table:table-cell>
          <table:table-cell office:value-type="float" office:value="26910.26" table:style-name="ce7">
            <text:p>26.910,26</text:p>
          </table:table-cell>
          <table:table-cell table:number-columns-repeated="16364"/>
        </table:table-row>
        <table:table-row table:style-name="ro6">
          <table:table-cell office:value-type="float" office:value="40921" table:style-name="ce5">
            <text:p>40921</text:p>
          </table:table-cell>
          <table:table-cell office:value-type="string" table:style-name="ce6">
            <text:p><text:span text:style-name="T5">MARCO AURELIO RIBEIRO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8 PROMOTORIA DE JUSTICA CIVE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3884.5" table:style-name="ce7">
            <text:p>43.884,50</text:p>
          </table:table-cell>
          <table:table-cell office:value-type="float" office:value="82626.98" table:style-name="ce7">
            <text:p>82.626,98</text:p>
          </table:table-cell>
          <table:table-cell office:value-type="float" office:value="4716.47" table:style-name="ce7">
            <text:p>4.716,47</text:p>
          </table:table-cell>
          <table:table-cell office:value-type="float" office:value="8133.16" table:style-name="ce7">
            <text:p>8.133,16</text:p>
          </table:table-cell>
          <table:table-cell office:value-type="float" office:value="0" table:style-name="ce7">
            <text:p>0,00</text:p>
          </table:table-cell>
          <table:table-cell office:value-type="float" office:value="3425.62" table:style-name="ce7">
            <text:p>3.425,62</text:p>
          </table:table-cell>
          <table:table-cell office:value-type="float" office:value="16275.25" table:style-name="ce7">
            <text:p>16.275,25</text:p>
          </table:table-cell>
          <table:table-cell office:value-type="float" office:value="66351.73" table:style-name="ce7">
            <text:p>66.351,73</text:p>
          </table:table-cell>
          <table:table-cell table:number-columns-repeated="16364"/>
        </table:table-row>
        <table:table-row table:style-name="ro6">
          <table:table-cell office:value-type="float" office:value="41081" table:style-name="ce5">
            <text:p>41081</text:p>
          </table:table-cell>
          <table:table-cell office:value-type="string" table:style-name="ce6">
            <text:p><text:span text:style-name="T5">MARCOS ANTONIO GALINA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3 PROMOTORIA DE JUSTICA CRIMINA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38831.129999999997" table:style-name="ce7">
            <text:p>38.831,13</text:p>
          </table:table-cell>
          <table:table-cell office:value-type="float" office:value="4716.47" table:style-name="ce7">
            <text:p>4.716,47</text:p>
          </table:table-cell>
          <table:table-cell office:value-type="float" office:value="6941.7" table:style-name="ce7">
            <text:p>6.941,70</text:p>
          </table:table-cell>
          <table:table-cell office:value-type="float" office:value="0" table:style-name="ce7">
            <text:p>0,00</text:p>
          </table:table-cell>
          <table:table-cell office:value-type="float" office:value="3368.91" table:style-name="ce7">
            <text:p>3.368,91</text:p>
          </table:table-cell>
          <table:table-cell office:value-type="float" office:value="15027.08" table:style-name="ce7">
            <text:p>15.027,08</text:p>
          </table:table-cell>
          <table:table-cell office:value-type="float" office:value="23804.05" table:style-name="ce7">
            <text:p>23.804,05</text:p>
          </table:table-cell>
          <table:table-cell table:number-columns-repeated="16364"/>
        </table:table-row>
        <table:table-row table:style-name="ro6">
          <table:table-cell office:value-type="float" office:value="43841" table:style-name="ce5">
            <text:p>43841</text:p>
          </table:table-cell>
          <table:table-cell office:value-type="string" table:style-name="ce6">
            <text:p><text:span text:style-name="T5">MARIA FATIMA RIBEIRO TEIXEIRA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OTORIA ESP DO CONTROLE EXTERNO<text:s/>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3884.5" table:style-name="ce7">
            <text:p>43.884,50</text:p>
          </table:table-cell>
          <table:table-cell office:value-type="float" office:value="4716.47" table:style-name="ce7">
            <text:p>4.716,47</text:p>
          </table:table-cell>
          <table:table-cell office:value-type="float" office:value="8487.7900000000009" table:style-name="ce7">
            <text:p>8.487,79</text:p>
          </table:table-cell>
          <table:table-cell office:value-type="float" office:value="0" table:style-name="ce7">
            <text:p>0,00</text:p>
          </table:table-cell>
          <table:table-cell office:value-type="float" office:value="3924.25" table:style-name="ce7">
            <text:p>3.924,25</text:p>
          </table:table-cell>
          <table:table-cell office:value-type="float" office:value="17128.509999999998" table:style-name="ce7">
            <text:p>17.128,51</text:p>
          </table:table-cell>
          <table:table-cell office:value-type="float" office:value="26755.99" table:style-name="ce7">
            <text:p>26.755,99</text:p>
          </table:table-cell>
          <table:table-cell table:number-columns-repeated="16364"/>
        </table:table-row>
        <table:table-row table:style-name="ro6">
          <table:table-cell office:value-type="float" office:value="36971" table:style-name="ce5">
            <text:p>36971</text:p>
          </table:table-cell>
          <table:table-cell office:value-type="string" table:style-name="ce6">
            <text:p><text:span text:style-name="T5">MARIANO JEORGE DE SOUSA MELO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1 PROMOTORIA DE JUSTICA CIVE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38831.129999999997" table:style-name="ce7">
            <text:p>38.831,13</text:p>
          </table:table-cell>
          <table:table-cell office:value-type="float" office:value="4716.47" table:style-name="ce7">
            <text:p>4.716,47</text:p>
          </table:table-cell>
          <table:table-cell office:value-type="float" office:value="7045.98" table:style-name="ce7">
            <text:p>7.045,98</text:p>
          </table:table-cell>
          <table:table-cell office:value-type="float" office:value="0" table:style-name="ce7">
            <text:p>0,00</text:p>
          </table:table-cell>
          <table:table-cell office:value-type="float" office:value="7465.08" table:style-name="ce7">
            <text:p>7.465,08</text:p>
          </table:table-cell>
          <table:table-cell office:value-type="float" office:value="19227.53" table:style-name="ce7">
            <text:p>19.227,53</text:p>
          </table:table-cell>
          <table:table-cell office:value-type="float" office:value="19603.599999999999" table:style-name="ce7">
            <text:p>19.603,60</text:p>
          </table:table-cell>
          <table:table-cell table:number-columns-repeated="16364"/>
        </table:table-row>
        <table:table-row table:style-name="ro6">
          <table:table-cell office:value-type="float" office:value="13681" table:style-name="ce5">
            <text:p>13681</text:p>
          </table:table-cell>
          <table:table-cell office:value-type="string" table:style-name="ce6">
            <text:p><text:span text:style-name="T5">MERI CRISTINA AMARAL GONCALVES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1 PROM ESP MEIO AMBIENTE BAIXO ACRE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4800" table:style-name="ce7">
            <text:p>14.80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53631.13" table:style-name="ce7">
            <text:p>53.631,13</text:p>
          </table:table-cell>
          <table:table-cell office:value-type="float" office:value="6788.47" table:style-name="ce7">
            <text:p>6.788,47</text:p>
          </table:table-cell>
          <table:table-cell office:value-type="float" office:value="9624.68" table:style-name="ce7">
            <text:p>9.624,68</text:p>
          </table:table-cell>
          <table:table-cell office:value-type="float" office:value="0" table:style-name="ce7">
            <text:p>0,00</text:p>
          </table:table-cell>
          <table:table-cell office:value-type="float" office:value="5130.25" table:style-name="ce7">
            <text:p>5.130,25</text:p>
          </table:table-cell>
          <table:table-cell office:value-type="float" office:value="21543.4" table:style-name="ce7">
            <text:p>21.543,40</text:p>
          </table:table-cell>
          <table:table-cell office:value-type="float" office:value="32087.73" table:style-name="ce7">
            <text:p>32.087,73</text:p>
          </table:table-cell>
          <table:table-cell table:number-columns-repeated="16364"/>
        </table:table-row>
        <table:table-row table:style-name="ro6">
          <table:table-cell office:value-type="float" office:value="16781" table:style-name="ce5">
            <text:p>16781</text:p>
          </table:table-cell>
          <table:table-cell office:value-type="string" table:style-name="ce6">
            <text:p><text:span text:style-name="T5">MYRNA TEIXEIRA MENDOZA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1 PROMOTORIA ESP DE DEFESA DO PATRIMONIO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8600.98" table:style-name="ce7">
            <text:p>48.600,98</text:p>
          </table:table-cell>
          <table:table-cell office:value-type="float" office:value="4716.47" table:style-name="ce7">
            <text:p>4.716,47</text:p>
          </table:table-cell>
          <table:table-cell office:value-type="float" office:value="9784.82" table:style-name="ce7">
            <text:p>9.784,82</text:p>
          </table:table-cell>
          <table:table-cell office:value-type="float" office:value="0" table:style-name="ce7">
            <text:p>0,00</text:p>
          </table:table-cell>
          <table:table-cell office:value-type="float" office:value="24705.87" table:style-name="ce7">
            <text:p>24.705,87</text:p>
          </table:table-cell>
          <table:table-cell office:value-type="float" office:value="39207.160000000003" table:style-name="ce7">
            <text:p>39.207,16</text:p>
          </table:table-cell>
          <table:table-cell office:value-type="float" office:value="9393.82" table:style-name="ce7">
            <text:p>9.393,82</text:p>
          </table:table-cell>
          <table:table-cell table:number-columns-repeated="16364"/>
        </table:table-row>
        <table:table-row table:style-name="ro6">
          <table:table-cell office:value-type="float" office:value="38761" table:style-name="ce5">
            <text:p>38761</text:p>
          </table:table-cell>
          <table:table-cell office:value-type="string" table:style-name="ce6">
            <text:p><text:span text:style-name="T5">NELMA ARAUJO MELO DE SIQUEIRA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1 PROMOTORIA DE JUSTICA CRIMINA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0" table:style-name="ce7">
            <text:p>0,00</text:p>
          </table:table-cell>
          <table:table-cell office:value-type="float" office:value="26871.62" table:style-name="ce7">
            <text:p>26.871,62</text:p>
          </table:table-cell>
          <table:table-cell office:value-type="float" office:value="70330.58" table:style-name="ce7">
            <text:p>70.330,58</text:p>
          </table:table-cell>
          <table:table-cell office:value-type="float" office:value="4716.47" table:style-name="ce7">
            <text:p>4.716,47</text:p>
          </table:table-cell>
          <table:table-cell office:value-type="float" office:value="9628.41" table:style-name="ce7">
            <text:p>9.628,41</text:p>
          </table:table-cell>
          <table:table-cell office:value-type="float" office:value="0" table:style-name="ce7">
            <text:p>0,00</text:p>
          </table:table-cell>
          <table:table-cell office:value-type="float" office:value="4274.5200000000004" table:style-name="ce7">
            <text:p>4.274,52</text:p>
          </table:table-cell>
          <table:table-cell office:value-type="float" office:value="18619.400000000001" table:style-name="ce7">
            <text:p>18.619,40</text:p>
          </table:table-cell>
          <table:table-cell office:value-type="float" office:value="51711.18" table:style-name="ce7">
            <text:p>51.711,18</text:p>
          </table:table-cell>
          <table:table-cell table:number-columns-repeated="16364"/>
        </table:table-row>
        <table:table-row table:style-name="ro6">
          <table:table-cell office:value-type="float" office:value="54731" table:style-name="ce5">
            <text:p>54731</text:p>
          </table:table-cell>
          <table:table-cell office:value-type="string" table:style-name="ce6">
            <text:p><text:span text:style-name="T5">OCIMAR DA SILVA SALES JUNIOR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1 PROMOTORIA DE JUSTICA CIVEL DE CRUZEIRO DO SU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5828.32" table:style-name="ce7">
            <text:p>25.828,32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69712.820000000007" table:style-name="ce7">
            <text:p>69.712,82</text:p>
          </table:table-cell>
          <table:table-cell office:value-type="float" office:value="4716.47" table:style-name="ce7">
            <text:p>4.716,47</text:p>
          </table:table-cell>
          <table:table-cell office:value-type="float" office:value="14512.67" table:style-name="ce7">
            <text:p>14.512,67</text:p>
          </table:table-cell>
          <table:table-cell office:value-type="float" office:value="0" table:style-name="ce7">
            <text:p>0,00</text:p>
          </table:table-cell>
          <table:table-cell office:value-type="float" office:value="4634.3900000000003" table:style-name="ce7">
            <text:p>4.634,39</text:p>
          </table:table-cell>
          <table:table-cell office:value-type="float" office:value="23863.53" table:style-name="ce7">
            <text:p>23.863,53</text:p>
          </table:table-cell>
          <table:table-cell office:value-type="float" office:value="45849.29" table:style-name="ce7">
            <text:p>45.849,29</text:p>
          </table:table-cell>
          <table:table-cell table:number-columns-repeated="16364"/>
        </table:table-row>
        <table:table-row table:style-name="ro6">
          <table:table-cell office:value-type="float" office:value="11041" table:style-name="ce5">
            <text:p>11041</text:p>
          </table:table-cell>
          <table:table-cell office:value-type="string" table:style-name="ce6">
            <text:p><text:span text:style-name="T5">OSWALDO D ALBUQUERQUE LIMA NETO</text:span></text:p>
          </table:table-cell>
          <table:table-cell office:value-type="string" table:style-name="ce6">
            <text:p><text:span text:style-name="T5">PROCURADOR DE JUSTICA</text:span></text:p>
          </table:table-cell>
          <table:table-cell office:value-type="string" table:style-name="ce6">
            <text:p><text:span text:style-name="T5">4 PROCURADORIA DE JUSTICA CRIMINAL</text:span></text:p>
          </table:table-cell>
          <table:table-cell office:value-type="string" table:style-name="ce6">
            <text:p><text:span text:style-name="T5">MEMBROS PROCURADORES</text:span></text:p>
          </table:table-cell>
          <table:table-cell office:value-type="float" office:value="35462.22" table:style-name="ce7">
            <text:p>35.462,22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0781.550000000003" table:style-name="ce7">
            <text:p>40.781,55</text:p>
          </table:table-cell>
          <table:table-cell office:value-type="float" office:value="76243.77" table:style-name="ce7">
            <text:p>76.243,77</text:p>
          </table:table-cell>
          <table:table-cell office:value-type="float" office:value="4964.71" table:style-name="ce7">
            <text:p>4.964,71</text:p>
          </table:table-cell>
          <table:table-cell office:value-type="float" office:value="7517.46" table:style-name="ce7">
            <text:p>7.517,46</text:p>
          </table:table-cell>
          <table:table-cell office:value-type="float" office:value="0" table:style-name="ce7">
            <text:p>0,00</text:p>
          </table:table-cell>
          <table:table-cell office:value-type="float" office:value="15135.22" table:style-name="ce7">
            <text:p>15.135,22</text:p>
          </table:table-cell>
          <table:table-cell office:value-type="float" office:value="27617.39" table:style-name="ce7">
            <text:p>27.617,39</text:p>
          </table:table-cell>
          <table:table-cell office:value-type="float" office:value="48626.38" table:style-name="ce7">
            <text:p>48.626,38</text:p>
          </table:table-cell>
          <table:table-cell table:number-columns-repeated="16364"/>
        </table:table-row>
        <table:table-row table:style-name="ro6">
          <table:table-cell office:value-type="float" office:value="6551" table:style-name="ce5">
            <text:p>6551</text:p>
          </table:table-cell>
          <table:table-cell office:value-type="string" table:style-name="ce6">
            <text:p><text:span text:style-name="T5">PATRICIA DE AMORIM REGO</text:span></text:p>
          </table:table-cell>
          <table:table-cell office:value-type="string" table:style-name="ce6">
            <text:p><text:span text:style-name="T5">PROCURADOR DE JUSTICA</text:span></text:p>
          </table:table-cell>
          <table:table-cell office:value-type="string" table:style-name="ce6">
            <text:p><text:span text:style-name="T5">3 PROCURADORIA DE JUSTICA CRIMINAL</text:span></text:p>
          </table:table-cell>
          <table:table-cell office:value-type="string" table:style-name="ce6">
            <text:p><text:span text:style-name="T5">MEMBROS PROCURADORES</text:span></text:p>
          </table:table-cell>
          <table:table-cell office:value-type="float" office:value="35462.22" table:style-name="ce7">
            <text:p>35.462,22</text:p>
          </table:table-cell>
          <table:table-cell office:value-type="float" office:value="0" table:style-name="ce7">
            <text:p>0,00</text:p>
          </table:table-cell>
          <table:table-cell office:value-type="float" office:value="5319.33" table:style-name="ce7">
            <text:p>5.319,33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3279.11" table:style-name="ce7">
            <text:p>23.279,11</text:p>
          </table:table-cell>
          <table:table-cell office:value-type="float" office:value="64060.66" table:style-name="ce7">
            <text:p>64.060,66</text:p>
          </table:table-cell>
          <table:table-cell office:value-type="float" office:value="4964.71" table:style-name="ce7">
            <text:p>4.964,71</text:p>
          </table:table-cell>
          <table:table-cell office:value-type="float" office:value="8414.6" table:style-name="ce7">
            <text:p>8.414,60</text:p>
          </table:table-cell>
          <table:table-cell office:value-type="float" office:value="1488.23" table:style-name="ce7">
            <text:p>1.488,23</text:p>
          </table:table-cell>
          <table:table-cell office:value-type="float" office:value="15786.87" table:style-name="ce7">
            <text:p>15.786,87</text:p>
          </table:table-cell>
          <table:table-cell office:value-type="float" office:value="30654.41" table:style-name="ce7">
            <text:p>30.654,41</text:p>
          </table:table-cell>
          <table:table-cell office:value-type="float" office:value="33406.25" table:style-name="ce7">
            <text:p>33.406,25</text:p>
          </table:table-cell>
          <table:table-cell table:number-columns-repeated="16364"/>
        </table:table-row>
        <table:table-row table:style-name="ro6">
          <table:table-cell office:value-type="float" office:value="43851" table:style-name="ce5">
            <text:p>43851</text:p>
          </table:table-cell>
          <table:table-cell office:value-type="string" table:style-name="ce6">
            <text:p><text:span text:style-name="T5">PATRICIA PAULA DOS SANTOS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3 PROMOTORIA DE JUSTICA CIVE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3884.5" table:style-name="ce7">
            <text:p>43.884,50</text:p>
          </table:table-cell>
          <table:table-cell office:value-type="float" office:value="4716.47" table:style-name="ce7">
            <text:p>4.716,47</text:p>
          </table:table-cell>
          <table:table-cell office:value-type="float" office:value="6687" table:style-name="ce7">
            <text:p>6.687,00</text:p>
          </table:table-cell>
          <table:table-cell office:value-type="float" office:value="0" table:style-name="ce7">
            <text:p>0,00</text:p>
          </table:table-cell>
          <table:table-cell office:value-type="float" office:value="10027.65" table:style-name="ce7">
            <text:p>10.027,65</text:p>
          </table:table-cell>
          <table:table-cell office:value-type="float" office:value="21431.119999999999" table:style-name="ce7">
            <text:p>21.431,12</text:p>
          </table:table-cell>
          <table:table-cell office:value-type="float" office:value="22453.38" table:style-name="ce7">
            <text:p>22.453,38</text:p>
          </table:table-cell>
          <table:table-cell table:number-columns-repeated="16364"/>
        </table:table-row>
        <table:table-row table:style-name="ro6">
          <table:table-cell office:value-type="float" office:value="57811" table:style-name="ce5">
            <text:p>57811</text:p>
          </table:table-cell>
          <table:table-cell office:value-type="string" table:style-name="ce6">
            <text:p><text:span text:style-name="T5">PAULIANE MEZABARBA SANCHES</text:span></text:p>
          </table:table-cell>
          <table:table-cell office:value-type="string" table:style-name="ce6">
            <text:p><text:span text:style-name="T5">PROMOTOR DE JUSTICA SUBSTITUTO</text:span></text:p>
          </table:table-cell>
          <table:table-cell office:value-type="string" table:style-name="ce6">
            <text:p><text:span text:style-name="T5">PROMOTORIA DE JUSTICA CRIMINAL DE BRASILEIA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0404.42" table:style-name="ce7">
            <text:p>30.404,42</text:p>
          </table:table-cell>
          <table:table-cell office:value-type="float" office:value="0" table:style-name="ce7">
            <text:p>0,00</text:p>
          </table:table-cell>
          <table:table-cell office:value-type="float" office:value="3040.44" table:style-name="ce7">
            <text:p>3.040,44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813.55" table:style-name="ce7">
            <text:p>4.813,55</text:p>
          </table:table-cell>
          <table:table-cell office:value-type="float" office:value="38258.410000000003" table:style-name="ce7">
            <text:p>38.258,41</text:p>
          </table:table-cell>
          <table:table-cell office:value-type="float" office:value="4256.6099999999997" table:style-name="ce7">
            <text:p>4.256,61</text:p>
          </table:table-cell>
          <table:table-cell office:value-type="float" office:value="7053.13" table:style-name="ce7">
            <text:p>7.053,13</text:p>
          </table:table-cell>
          <table:table-cell office:value-type="float" office:value="0" table:style-name="ce7">
            <text:p>0,00</text:p>
          </table:table-cell>
          <table:table-cell office:value-type="float" office:value="3227.13" table:style-name="ce7">
            <text:p>3.227,13</text:p>
          </table:table-cell>
          <table:table-cell office:value-type="float" office:value="14536.87" table:style-name="ce7">
            <text:p>14.536,87</text:p>
          </table:table-cell>
          <table:table-cell office:value-type="float" office:value="23721.54" table:style-name="ce7">
            <text:p>23.721,54</text:p>
          </table:table-cell>
          <table:table-cell table:number-columns-repeated="16364"/>
        </table:table-row>
        <table:table-row table:style-name="ro6">
          <table:table-cell office:value-type="float" office:value="49762" table:style-name="ce5">
            <text:p>49762</text:p>
          </table:table-cell>
          <table:table-cell office:value-type="string" table:style-name="ce6">
            <text:p><text:span text:style-name="T5">RAFAEL MACIEL DA SILVA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OTORIA DE JUSTICA CRIMINAL DE FEIJO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3368.91" table:style-name="ce7">
            <text:p>3.368,9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2200.04" table:style-name="ce7">
            <text:p>42.200,04</text:p>
          </table:table-cell>
          <table:table-cell office:value-type="float" office:value="4716.47" table:style-name="ce7">
            <text:p>4.716,47</text:p>
          </table:table-cell>
          <table:table-cell office:value-type="float" office:value="8024.57" table:style-name="ce7">
            <text:p>8.024,57</text:p>
          </table:table-cell>
          <table:table-cell office:value-type="float" office:value="0" table:style-name="ce7">
            <text:p>0,00</text:p>
          </table:table-cell>
          <table:table-cell office:value-type="float" office:value="4634.3900000000003" table:style-name="ce7">
            <text:p>4.634,39</text:p>
          </table:table-cell>
          <table:table-cell office:value-type="float" office:value="17375.43" table:style-name="ce7">
            <text:p>17.375,43</text:p>
          </table:table-cell>
          <table:table-cell office:value-type="float" office:value="24824.61" table:style-name="ce7">
            <text:p>24.824,61</text:p>
          </table:table-cell>
          <table:table-cell table:number-columns-repeated="16364"/>
        </table:table-row>
        <table:table-row table:style-name="ro6">
          <table:table-cell office:value-type="float" office:value="13921" table:style-name="ce5">
            <text:p>13921</text:p>
          </table:table-cell>
          <table:table-cell office:value-type="string" table:style-name="ce6">
            <text:p><text:span text:style-name="T5">RICARDO COELHO DE CARVALHO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 JUST ESP DE DEF DA EDUCACAO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5302.26" table:style-name="ce7">
            <text:p>15.302,26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54133.39" table:style-name="ce7">
            <text:p>54.133,39</text:p>
          </table:table-cell>
          <table:table-cell office:value-type="float" office:value="6151.31" table:style-name="ce7">
            <text:p>6.151,31</text:p>
          </table:table-cell>
          <table:table-cell office:value-type="float" office:value="9938.02" table:style-name="ce7">
            <text:p>9.938,02</text:p>
          </table:table-cell>
          <table:table-cell office:value-type="float" office:value="0" table:style-name="ce7">
            <text:p>0,00</text:p>
          </table:table-cell>
          <table:table-cell office:value-type="float" office:value="9216.23" table:style-name="ce7">
            <text:p>9.216,23</text:p>
          </table:table-cell>
          <table:table-cell office:value-type="float" office:value="25305.56" table:style-name="ce7">
            <text:p>25.305,56</text:p>
          </table:table-cell>
          <table:table-cell office:value-type="float" office:value="28827.83" table:style-name="ce7">
            <text:p>28.827,83</text:p>
          </table:table-cell>
          <table:table-cell table:number-columns-repeated="16364"/>
        </table:table-row>
        <table:table-row table:style-name="ro6">
          <table:table-cell office:value-type="float" office:value="7601" table:style-name="ce5">
            <text:p>7601</text:p>
          </table:table-cell>
          <table:table-cell office:value-type="string" table:style-name="ce6">
            <text:p><text:span text:style-name="T5">RITA DE CASSIA NOGUEIRA LIMA</text:span></text:p>
          </table:table-cell>
          <table:table-cell office:value-type="string" table:style-name="ce6">
            <text:p><text:span text:style-name="T5">PROCURADOR DE JUSTICA</text:span></text:p>
          </table:table-cell>
          <table:table-cell office:value-type="string" table:style-name="ce6">
            <text:p><text:span text:style-name="T5">2 PROCURADORIA DE JUSTICA ESPECIALIZADA</text:span></text:p>
          </table:table-cell>
          <table:table-cell office:value-type="string" table:style-name="ce6">
            <text:p><text:span text:style-name="T5">MEMBROS PROCURADORES</text:span></text:p>
          </table:table-cell>
          <table:table-cell office:value-type="float" office:value="35462.22" table:style-name="ce7">
            <text:p>35.462,22</text:p>
          </table:table-cell>
          <table:table-cell office:value-type="float" office:value="0" table:style-name="ce7">
            <text:p>0,00</text:p>
          </table:table-cell>
          <table:table-cell office:value-type="float" office:value="5319.33" table:style-name="ce7">
            <text:p>5.319,33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6464.71" table:style-name="ce7">
            <text:p>6.464,71</text:p>
          </table:table-cell>
          <table:table-cell office:value-type="float" office:value="0" table:style-name="ce7">
            <text:p>0,00</text:p>
          </table:table-cell>
          <table:table-cell office:value-type="float" office:value="25485.64" table:style-name="ce7">
            <text:p>25.485,64</text:p>
          </table:table-cell>
          <table:table-cell office:value-type="float" office:value="72731.899999999994" table:style-name="ce7">
            <text:p>72.731,90</text:p>
          </table:table-cell>
          <table:table-cell office:value-type="float" office:value="4964.71" table:style-name="ce7">
            <text:p>4.964,71</text:p>
          </table:table-cell>
          <table:table-cell office:value-type="float" office:value="9936.2999999999993" table:style-name="ce7">
            <text:p>9.936,30</text:p>
          </table:table-cell>
          <table:table-cell office:value-type="float" office:value="1488.23" table:style-name="ce7">
            <text:p>1.488,23</text:p>
          </table:table-cell>
          <table:table-cell office:value-type="float" office:value="7885.92" table:style-name="ce7">
            <text:p>7.885,92</text:p>
          </table:table-cell>
          <table:table-cell office:value-type="float" office:value="24275.16" table:style-name="ce7">
            <text:p>24.275,16</text:p>
          </table:table-cell>
          <table:table-cell office:value-type="float" office:value="48456.74" table:style-name="ce7">
            <text:p>48.456,74</text:p>
          </table:table-cell>
          <table:table-cell table:number-columns-repeated="16364"/>
        </table:table-row>
        <table:table-row table:style-name="ro6">
          <table:table-cell office:value-type="float" office:value="36381" table:style-name="ce5">
            <text:p>36381</text:p>
          </table:table-cell>
          <table:table-cell office:value-type="string" table:style-name="ce6">
            <text:p><text:span text:style-name="T5">RODRIGO CURTI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SECRETARIA GERAL DO MPAC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5275.1" table:style-name="ce7">
            <text:p>35.275,10</text:p>
          </table:table-cell>
          <table:table-cell office:value-type="float" office:value="74017.58" table:style-name="ce7">
            <text:p>74.017,58</text:p>
          </table:table-cell>
          <table:table-cell office:value-type="float" office:value="4716.47" table:style-name="ce7">
            <text:p>4.716,47</text:p>
          </table:table-cell>
          <table:table-cell office:value-type="float" office:value="8487.7900000000009" table:style-name="ce7">
            <text:p>8.487,79</text:p>
          </table:table-cell>
          <table:table-cell office:value-type="float" office:value="0" table:style-name="ce7">
            <text:p>0,00</text:p>
          </table:table-cell>
          <table:table-cell office:value-type="float" office:value="5227.5200000000004" table:style-name="ce7">
            <text:p>5.227,52</text:p>
          </table:table-cell>
          <table:table-cell office:value-type="float" office:value="18431.78" table:style-name="ce7">
            <text:p>18.431,78</text:p>
          </table:table-cell>
          <table:table-cell office:value-type="float" office:value="55585.8" table:style-name="ce7">
            <text:p>55.585,80</text:p>
          </table:table-cell>
          <table:table-cell table:number-columns-repeated="16364"/>
        </table:table-row>
        <table:table-row table:style-name="ro6">
          <table:table-cell office:value-type="float" office:value="43911" table:style-name="ce5">
            <text:p>43911</text:p>
          </table:table-cell>
          <table:table-cell office:value-type="string" table:style-name="ce6">
            <text:p><text:span text:style-name="T5">RODRIGO FONTOURA DE CARVALHO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OTORIA CUMULATIVA DE EPITACIOLANDIA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3368.91" table:style-name="ce7">
            <text:p>3.368,9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2200.04" table:style-name="ce7">
            <text:p>42.200,04</text:p>
          </table:table-cell>
          <table:table-cell office:value-type="float" office:value="4716.47" table:style-name="ce7">
            <text:p>4.716,47</text:p>
          </table:table-cell>
          <table:table-cell office:value-type="float" office:value="8024.57" table:style-name="ce7">
            <text:p>8.024,57</text:p>
          </table:table-cell>
          <table:table-cell office:value-type="float" office:value="0" table:style-name="ce7">
            <text:p>0,00</text:p>
          </table:table-cell>
          <table:table-cell office:value-type="float" office:value="3874.25" table:style-name="ce7">
            <text:p>3.874,25</text:p>
          </table:table-cell>
          <table:table-cell office:value-type="float" office:value="16615.29" table:style-name="ce7">
            <text:p>16.615,29</text:p>
          </table:table-cell>
          <table:table-cell office:value-type="float" office:value="25584.75" table:style-name="ce7">
            <text:p>25.584,75</text:p>
          </table:table-cell>
          <table:table-cell table:number-columns-repeated="16364"/>
        </table:table-row>
        <table:table-row table:style-name="ro6">
          <table:table-cell office:value-type="float" office:value="37191" table:style-name="ce5">
            <text:p>37191</text:p>
          </table:table-cell>
          <table:table-cell office:value-type="string" table:style-name="ce6">
            <text:p><text:span text:style-name="T5">ROGERIO VOLTOLINI MUNOZ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7 PROMOTORIA DE JUSTICA CIVE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0114.96" table:style-name="ce7">
            <text:p>20.114,96</text:p>
          </table:table-cell>
          <table:table-cell office:value-type="float" office:value="53804.07" table:style-name="ce7">
            <text:p>53.804,07</text:p>
          </table:table-cell>
          <table:table-cell office:value-type="float" office:value="4716.47" table:style-name="ce7">
            <text:p>4.716,47</text:p>
          </table:table-cell>
          <table:table-cell office:value-type="float" office:value="7045.98" table:style-name="ce7">
            <text:p>7.045,98</text:p>
          </table:table-cell>
          <table:table-cell office:value-type="float" office:value="0" table:style-name="ce7">
            <text:p>0,00</text:p>
          </table:table-cell>
          <table:table-cell office:value-type="float" office:value="8277.7800000000007" table:style-name="ce7">
            <text:p>8.277,78</text:p>
          </table:table-cell>
          <table:table-cell office:value-type="float" office:value="20040.23" table:style-name="ce7">
            <text:p>20.040,23</text:p>
          </table:table-cell>
          <table:table-cell office:value-type="float" office:value="33763.839999999997" table:style-name="ce7">
            <text:p>33.763,84</text:p>
          </table:table-cell>
          <table:table-cell table:number-columns-repeated="16364"/>
        </table:table-row>
        <table:table-row table:style-name="ro6">
          <table:table-cell office:value-type="float" office:value="16431" table:style-name="ce5">
            <text:p>16431</text:p>
          </table:table-cell>
          <table:table-cell office:value-type="string" table:style-name="ce6">
            <text:p><text:span text:style-name="T5">ROMEU CORDEIRO BARBOSA FILHO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9 PROMOTORIA DE JUSTICA CIVE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6407.55" table:style-name="ce7">
            <text:p>6.407,55</text:p>
          </table:table-cell>
          <table:table-cell office:value-type="float" office:value="5053.37" table:style-name="ce7">
            <text:p>5.053,37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50292.05" table:style-name="ce7">
            <text:p>50.292,05</text:p>
          </table:table-cell>
          <table:table-cell office:value-type="float" office:value="4716.47" table:style-name="ce7">
            <text:p>4.716,47</text:p>
          </table:table-cell>
          <table:table-cell office:value-type="float" office:value="9732.69" table:style-name="ce7">
            <text:p>9.732,69</text:p>
          </table:table-cell>
          <table:table-cell office:value-type="float" office:value="0" table:style-name="ce7">
            <text:p>0,00</text:p>
          </table:table-cell>
          <table:table-cell office:value-type="float" office:value="4860.71" table:style-name="ce7">
            <text:p>4.860,71</text:p>
          </table:table-cell>
          <table:table-cell office:value-type="float" office:value="19309.87" table:style-name="ce7">
            <text:p>19.309,87</text:p>
          </table:table-cell>
          <table:table-cell office:value-type="float" office:value="30982.18" table:style-name="ce7">
            <text:p>30.982,18</text:p>
          </table:table-cell>
          <table:table-cell table:number-columns-repeated="16364"/>
        </table:table-row>
        <table:table-row table:style-name="ro6">
          <table:table-cell office:value-type="float" office:value="6801" table:style-name="ce5">
            <text:p>6801</text:p>
          </table:table-cell>
          <table:table-cell office:value-type="string" table:style-name="ce6">
            <text:p><text:span text:style-name="T5">SAMMY BARBOSA LOPES</text:span></text:p>
          </table:table-cell>
          <table:table-cell office:value-type="string" table:style-name="ce6">
            <text:p><text:span text:style-name="T5">PROCURADOR DE JUSTICA</text:span></text:p>
          </table:table-cell>
          <table:table-cell office:value-type="string" table:style-name="ce6">
            <text:p><text:span text:style-name="T5">PROC GERAL ADJUNTA PARA ASSUNTOS JURIDICOS</text:span></text:p>
          </table:table-cell>
          <table:table-cell office:value-type="string" table:style-name="ce6">
            <text:p><text:span text:style-name="T5">MEMBROS PROCURADORES</text:span></text:p>
          </table:table-cell>
          <table:table-cell office:value-type="float" office:value="35462.22" table:style-name="ce7">
            <text:p>35.462,22</text:p>
          </table:table-cell>
          <table:table-cell office:value-type="float" office:value="0" table:style-name="ce7">
            <text:p>0,00</text:p>
          </table:table-cell>
          <table:table-cell office:value-type="float" office:value="7092.44" table:style-name="ce7">
            <text:p>7.092,44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7873.99" table:style-name="ce7">
            <text:p>47.873,99</text:p>
          </table:table-cell>
          <table:table-cell office:value-type="float" office:value="90428.65" table:style-name="ce7">
            <text:p>90.428,65</text:p>
          </table:table-cell>
          <table:table-cell office:value-type="float" office:value="4964.71" table:style-name="ce7">
            <text:p>4.964,71</text:p>
          </table:table-cell>
          <table:table-cell office:value-type="float" office:value="8518.8700000000008" table:style-name="ce7">
            <text:p>8.518,87</text:p>
          </table:table-cell>
          <table:table-cell office:value-type="float" office:value="3261.34" table:style-name="ce7">
            <text:p>3.261,34</text:p>
          </table:table-cell>
          <table:table-cell office:value-type="float" office:value="6032.19" table:style-name="ce7">
            <text:p>6.032,19</text:p>
          </table:table-cell>
          <table:table-cell office:value-type="float" office:value="22777.11" table:style-name="ce7">
            <text:p>22.777,11</text:p>
          </table:table-cell>
          <table:table-cell office:value-type="float" office:value="67651.539999999994" table:style-name="ce7">
            <text:p>67.651,54</text:p>
          </table:table-cell>
          <table:table-cell table:number-columns-repeated="16364"/>
        </table:table-row>
        <table:table-row table:style-name="ro6">
          <table:table-cell office:value-type="float" office:value="1161" table:style-name="ce5">
            <text:p>1161</text:p>
          </table:table-cell>
          <table:table-cell office:value-type="string" table:style-name="ce6">
            <text:p><text:span text:style-name="T5">SAMUEL MARTINS EVANGELISTA</text:span></text:p>
          </table:table-cell>
          <table:table-cell office:value-type="string" table:style-name="ce6">
            <text:p><text:span text:style-name="T5">INTEG DO QUADRO DE OUTRO ORGAO</text:span></text:p>
          </table:table-cell>
          <table:table-cell office:value-type="string" table:style-name="ce6">
            <text:p><text:span text:style-name="T5">PROCURADORIA GERAL DE JUSTICA</text:span></text:p>
          </table:table-cell>
          <table:table-cell office:value-type="string" table:style-name="ce6">
            <text:p><text:span text:style-name="T5">MEMBROS PROCURADORES</text:span>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80000" table:style-name="ce7">
            <text:p>80.000,00</text:p>
          </table:table-cell>
          <table:table-cell office:value-type="float" office:value="0" table:style-name="ce7">
            <text:p>0,00</text:p>
          </table:table-cell>
          <table:table-cell office:value-type="float" office:value="80000" table:style-name="ce7">
            <text:p>80.000,00</text:p>
          </table:table-cell>
          <table:table-cell office:value-type="float" office:value="11200" table:style-name="ce7">
            <text:p>11.200,00</text:p>
          </table:table-cell>
          <table:table-cell office:value-type="float" office:value="11965.12" table:style-name="ce7">
            <text:p>11.965,12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3165.119999999999" table:style-name="ce7">
            <text:p>23.165,12</text:p>
          </table:table-cell>
          <table:table-cell office:value-type="float" office:value="56834.879999999997" table:style-name="ce7">
            <text:p>56.834,88</text:p>
          </table:table-cell>
          <table:table-cell table:number-columns-repeated="16364"/>
        </table:table-row>
        <table:table-row table:style-name="ro6">
          <table:table-cell office:value-type="float" office:value="16511" table:style-name="ce5">
            <text:p>16511</text:p>
          </table:table-cell>
          <table:table-cell office:value-type="string" table:style-name="ce6">
            <text:p><text:span text:style-name="T5">SIBERMAN MADEIRA DE HOLANDA FILHO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4 PROMOTORIA DE JUSTICA CIVE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3884.5" table:style-name="ce7">
            <text:p>43.884,50</text:p>
          </table:table-cell>
          <table:table-cell office:value-type="float" office:value="4716.47" table:style-name="ce7">
            <text:p>4.716,47</text:p>
          </table:table-cell>
          <table:table-cell office:value-type="float" office:value="8383.52" table:style-name="ce7">
            <text:p>8.383,52</text:p>
          </table:table-cell>
          <table:table-cell office:value-type="float" office:value="0" table:style-name="ce7">
            <text:p>0,00</text:p>
          </table:table-cell>
          <table:table-cell office:value-type="float" office:value="5462.87" table:style-name="ce7">
            <text:p>5.462,87</text:p>
          </table:table-cell>
          <table:table-cell office:value-type="float" office:value="18562.86" table:style-name="ce7">
            <text:p>18.562,86</text:p>
          </table:table-cell>
          <table:table-cell office:value-type="float" office:value="25321.64" table:style-name="ce7">
            <text:p>25.321,64</text:p>
          </table:table-cell>
          <table:table-cell table:number-columns-repeated="16364"/>
        </table:table-row>
        <table:table-row table:style-name="ro6">
          <table:table-cell office:value-type="float" office:value="16601" table:style-name="ce5">
            <text:p>16601</text:p>
          </table:table-cell>
          <table:table-cell office:value-type="string" table:style-name="ce6">
            <text:p><text:span text:style-name="T5">TALES FONSECA TRANIN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4 PROMOTORIA DE JUSTICA CRIMINA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684.46" table:style-name="ce7">
            <text:p>1.684,46</text:p>
          </table:table-cell>
          <table:table-cell office:value-type="float" office:value="16371.72" table:style-name="ce7">
            <text:p>16.371,72</text:p>
          </table:table-cell>
          <table:table-cell office:value-type="float" office:value="51745.29" table:style-name="ce7">
            <text:p>51.745,29</text:p>
          </table:table-cell>
          <table:table-cell office:value-type="float" office:value="4716.47" table:style-name="ce7">
            <text:p>4.716,47</text:p>
          </table:table-cell>
          <table:table-cell office:value-type="float" office:value="7509.21" table:style-name="ce7">
            <text:p>7.509,21</text:p>
          </table:table-cell>
          <table:table-cell office:value-type="float" office:value="0" table:style-name="ce7">
            <text:p>0,00</text:p>
          </table:table-cell>
          <table:table-cell office:value-type="float" office:value="1153.43" table:style-name="ce7">
            <text:p>1.153,43</text:p>
          </table:table-cell>
          <table:table-cell office:value-type="float" office:value="13379.11" table:style-name="ce7">
            <text:p>13.379,11</text:p>
          </table:table-cell>
          <table:table-cell office:value-type="float" office:value="38366.18" table:style-name="ce7">
            <text:p>38.366,18</text:p>
          </table:table-cell>
          <table:table-cell table:number-columns-repeated="16364"/>
        </table:table-row>
        <table:table-row table:style-name="ro6">
          <table:table-cell office:value-type="float" office:value="43891" table:style-name="ce5">
            <text:p>43891</text:p>
          </table:table-cell>
          <table:table-cell office:value-type="string" table:style-name="ce6">
            <text:p><text:span text:style-name="T5">TEOTONIO RODRIGUES SOARES JUNIOR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5 PROMOTORIA DE JUSTICA CRIMINA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3884.5" table:style-name="ce7">
            <text:p>43.884,50</text:p>
          </table:table-cell>
          <table:table-cell office:value-type="float" office:value="4716.47" table:style-name="ce7">
            <text:p>4.716,47</text:p>
          </table:table-cell>
          <table:table-cell office:value-type="float" office:value="8383.52" table:style-name="ce7">
            <text:p>8.383,52</text:p>
          </table:table-cell>
          <table:table-cell office:value-type="float" office:value="0" table:style-name="ce7">
            <text:p>0,00</text:p>
          </table:table-cell>
          <table:table-cell office:value-type="float" office:value="4122.79" table:style-name="ce7">
            <text:p>4.122,79</text:p>
          </table:table-cell>
          <table:table-cell office:value-type="float" office:value="17222.78" table:style-name="ce7">
            <text:p>17.222,78</text:p>
          </table:table-cell>
          <table:table-cell office:value-type="float" office:value="26661.72" table:style-name="ce7">
            <text:p>26.661,72</text:p>
          </table:table-cell>
          <table:table-cell table:number-columns-repeated="16364"/>
        </table:table-row>
        <table:table-row table:style-name="ro6">
          <table:table-cell office:value-type="float" office:value="54751" table:style-name="ce5">
            <text:p>54751</text:p>
          </table:table-cell>
          <table:table-cell office:value-type="string" table:style-name="ce6">
            <text:p><text:span text:style-name="T5">THALLES FERREIRA COSTA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OTORIA CRIMINAL DE SENA MADUREIRA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3368.91" table:style-name="ce7">
            <text:p>3.368,91</text:p>
          </table:table-cell>
          <table:table-cell office:value-type="float" office:value="0" table:style-name="ce7">
            <text:p>0,00</text:p>
          </table:table-cell>
          <table:table-cell office:value-type="float" office:value="24705.35" table:style-name="ce7">
            <text:p>24.705,35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1612.22" table:style-name="ce7">
            <text:p>21.612,22</text:p>
          </table:table-cell>
          <table:table-cell office:value-type="float" office:value="83375.59" table:style-name="ce7">
            <text:p>83.375,59</text:p>
          </table:table-cell>
          <table:table-cell office:value-type="float" office:value="4716.47" table:style-name="ce7">
            <text:p>4.716,47</text:p>
          </table:table-cell>
          <table:table-cell office:value-type="float" office:value="13949.18" table:style-name="ce7">
            <text:p>13.949,18</text:p>
          </table:table-cell>
          <table:table-cell office:value-type="float" office:value="0" table:style-name="ce7">
            <text:p>0,00</text:p>
          </table:table-cell>
          <table:table-cell office:value-type="float" office:value="16204.44" table:style-name="ce7">
            <text:p>16.204,44</text:p>
          </table:table-cell>
          <table:table-cell office:value-type="float" office:value="34870.089999999997" table:style-name="ce7">
            <text:p>34.870,09</text:p>
          </table:table-cell>
          <table:table-cell office:value-type="float" office:value="48505.5" table:style-name="ce7">
            <text:p>48.505,50</text:p>
          </table:table-cell>
          <table:table-cell table:number-columns-repeated="16364"/>
        </table:table-row>
        <table:table-row table:style-name="ro6">
          <table:table-cell office:value-type="float" office:value="56191" table:style-name="ce5">
            <text:p>56191</text:p>
          </table:table-cell>
          <table:table-cell office:value-type="string" table:style-name="ce6">
            <text:p><text:span text:style-name="T5">THIAGO MARQUES SALOMAO</text:span></text:p>
          </table:table-cell>
          <table:table-cell office:value-type="string" table:style-name="ce6">
            <text:p><text:span text:style-name="T5">PROMOTOR DE JUST DE ENTRANCIA INICIAL</text:span></text:p>
          </table:table-cell>
          <table:table-cell office:value-type="string" table:style-name="ce6">
            <text:p><text:span text:style-name="T5">PROMOTORIA DE JUSTICA CRIMINAL DE XAPURI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0404.42" table:style-name="ce7">
            <text:p>30.404,42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813.55" table:style-name="ce7">
            <text:p>4.813,55</text:p>
          </table:table-cell>
          <table:table-cell office:value-type="float" office:value="35217.97" table:style-name="ce7">
            <text:p>35.217,97</text:p>
          </table:table-cell>
          <table:table-cell office:value-type="float" office:value="4256.6099999999997" table:style-name="ce7">
            <text:p>4.256,61</text:p>
          </table:table-cell>
          <table:table-cell office:value-type="float" office:value="6217.01" table:style-name="ce7">
            <text:p>6.217,01</text:p>
          </table:table-cell>
          <table:table-cell office:value-type="float" office:value="0" table:style-name="ce7">
            <text:p>0,00</text:p>
          </table:table-cell>
          <table:table-cell office:value-type="float" office:value="3796.51" table:style-name="ce7">
            <text:p>3.796,51</text:p>
          </table:table-cell>
          <table:table-cell office:value-type="float" office:value="14270.13" table:style-name="ce7">
            <text:p>14.270,13</text:p>
          </table:table-cell>
          <table:table-cell office:value-type="float" office:value="20947.84" table:style-name="ce7">
            <text:p>20.947,84</text:p>
          </table:table-cell>
          <table:table-cell table:number-columns-repeated="16364"/>
        </table:table-row>
        <table:table-row table:style-name="ro6">
          <table:table-cell office:value-type="float" office:value="941" table:style-name="ce5">
            <text:p>941</text:p>
          </table:table-cell>
          <table:table-cell office:value-type="string" table:style-name="ce6">
            <text:p><text:span text:style-name="T5">UBIRAJARA BRAGA DE ALBUQUERQUE</text:span></text:p>
          </table:table-cell>
          <table:table-cell office:value-type="string" table:style-name="ce6">
            <text:p><text:span text:style-name="T5">PROCURADOR DE JUSTICA</text:span></text:p>
          </table:table-cell>
          <table:table-cell office:value-type="string" table:style-name="ce6">
            <text:p><text:span text:style-name="T5">1 PROCURADORIA DE JUSTICA ESPECIALIZADA</text:span></text:p>
          </table:table-cell>
          <table:table-cell office:value-type="string" table:style-name="ce6">
            <text:p><text:span text:style-name="T5">MEMBROS PROCURADORES</text:span></text:p>
          </table:table-cell>
          <table:table-cell office:value-type="float" office:value="35462.22" table:style-name="ce7">
            <text:p>35.462,22</text:p>
          </table:table-cell>
          <table:table-cell office:value-type="float" office:value="2437.5" table:style-name="ce7">
            <text:p>2.437,5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7377.96" table:style-name="ce7">
            <text:p>7.377,96</text:p>
          </table:table-cell>
          <table:table-cell office:value-type="float" office:value="14800" table:style-name="ce7">
            <text:p>14.800,00</text:p>
          </table:table-cell>
          <table:table-cell office:value-type="float" office:value="5319.33" table:style-name="ce7">
            <text:p>5.319,33</text:p>
          </table:table-cell>
          <table:table-cell office:value-type="float" office:value="65397.01" table:style-name="ce7">
            <text:p>65.397,01</text:p>
          </table:table-cell>
          <table:table-cell office:value-type="float" office:value="7377.96" table:style-name="ce7">
            <text:p>7.377,96</text:p>
          </table:table-cell>
          <table:table-cell office:value-type="float" office:value="9431.24" table:style-name="ce7">
            <text:p>9.431,24</text:p>
          </table:table-cell>
          <table:table-cell office:value-type="float" office:value="0" table:style-name="ce7">
            <text:p>0,00</text:p>
          </table:table-cell>
          <table:table-cell office:value-type="float" office:value="20816.509999999998" table:style-name="ce7">
            <text:p>20.816,51</text:p>
          </table:table-cell>
          <table:table-cell office:value-type="float" office:value="37625.71" table:style-name="ce7">
            <text:p>37.625,71</text:p>
          </table:table-cell>
          <table:table-cell office:value-type="float" office:value="27771.3" table:style-name="ce7">
            <text:p>27.771,30</text:p>
          </table:table-cell>
          <table:table-cell table:number-columns-repeated="16364"/>
        </table:table-row>
        <table:table-row table:style-name="ro6">
          <table:table-cell office:value-type="float" office:value="56271" table:style-name="ce5">
            <text:p>56271</text:p>
          </table:table-cell>
          <table:table-cell office:value-type="string" table:style-name="ce6">
            <text:p><text:span text:style-name="T5">VANDERLEI BATISTA CERQUEIRA</text:span></text:p>
          </table:table-cell>
          <table:table-cell office:value-type="string" table:style-name="ce6">
            <text:p><text:span text:style-name="T5">PROMOTOR DE JUST DE ENTRANCIA INICIAL</text:span></text:p>
          </table:table-cell>
          <table:table-cell office:value-type="string" table:style-name="ce6">
            <text:p><text:span text:style-name="T5">PROMOTORIA CUMULATIVA DE ACRELANDIA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0404.42" table:style-name="ce7">
            <text:p>30.404,42</text:p>
          </table:table-cell>
          <table:table-cell office:value-type="float" office:value="0" table:style-name="ce7">
            <text:p>0,00</text:p>
          </table:table-cell>
          <table:table-cell office:value-type="float" office:value="3040.44" table:style-name="ce7">
            <text:p>3.040,44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813.55" table:style-name="ce7">
            <text:p>4.813,55</text:p>
          </table:table-cell>
          <table:table-cell office:value-type="float" office:value="38258.410000000003" table:style-name="ce7">
            <text:p>38.258,41</text:p>
          </table:table-cell>
          <table:table-cell office:value-type="float" office:value="4256.6099999999997" table:style-name="ce7">
            <text:p>4.256,61</text:p>
          </table:table-cell>
          <table:table-cell office:value-type="float" office:value="7001" table:style-name="ce7">
            <text:p>7.001,00</text:p>
          </table:table-cell>
          <table:table-cell office:value-type="float" office:value="0" table:style-name="ce7">
            <text:p>0,00</text:p>
          </table:table-cell>
          <table:table-cell office:value-type="float" office:value="3760.7" table:style-name="ce7">
            <text:p>3.760,70</text:p>
          </table:table-cell>
          <table:table-cell office:value-type="float" office:value="15018.31" table:style-name="ce7">
            <text:p>15.018,31</text:p>
          </table:table-cell>
          <table:table-cell office:value-type="float" office:value="23240.1" table:style-name="ce7">
            <text:p>23.240,10</text:p>
          </table:table-cell>
          <table:table-cell table:number-columns-repeated="16364"/>
        </table:table-row>
        <table:table-row table:style-name="ro6">
          <table:table-cell office:value-type="float" office:value="43871" table:style-name="ce5">
            <text:p>43871</text:p>
          </table:table-cell>
          <table:table-cell office:value-type="string" table:style-name="ce6">
            <text:p><text:span text:style-name="T5">VANESSA DE MACEDO MUNIZ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 ESP DE EXEC MEDIDAS SOCIOEDUCATIVAS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0970.37" table:style-name="ce7">
            <text:p>30.970,37</text:p>
          </table:table-cell>
          <table:table-cell office:value-type="float" office:value="69712.850000000006" table:style-name="ce7">
            <text:p>69.712,85</text:p>
          </table:table-cell>
          <table:table-cell office:value-type="float" office:value="4716.47" table:style-name="ce7">
            <text:p>4.716,47</text:p>
          </table:table-cell>
          <table:table-cell office:value-type="float" office:value="8383.52" table:style-name="ce7">
            <text:p>8.383,52</text:p>
          </table:table-cell>
          <table:table-cell office:value-type="float" office:value="0" table:style-name="ce7">
            <text:p>0,00</text:p>
          </table:table-cell>
          <table:table-cell office:value-type="float" office:value="4224.25" table:style-name="ce7">
            <text:p>4.224,25</text:p>
          </table:table-cell>
          <table:table-cell office:value-type="float" office:value="17324.240000000002" table:style-name="ce7">
            <text:p>17.324,24</text:p>
          </table:table-cell>
          <table:table-cell office:value-type="float" office:value="52388.61" table:style-name="ce7">
            <text:p>52.388,61</text:p>
          </table:table-cell>
          <table:table-cell table:number-columns-repeated="16364"/>
        </table:table-row>
        <table:table-row table:style-name="ro6">
          <table:table-cell office:value-type="float" office:value="36701" table:style-name="ce5">
            <text:p>36701</text:p>
          </table:table-cell>
          <table:table-cell office:value-type="string" table:style-name="ce6">
            <text:p><text:span text:style-name="T5">VINICIUS MENANDRO EVANGELISTA DE SOUZA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 ESP DE DEFESA DA PESSOA IDOSA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38831.129999999997" table:style-name="ce7">
            <text:p>38.831,13</text:p>
          </table:table-cell>
          <table:table-cell office:value-type="float" office:value="4716.47" table:style-name="ce7">
            <text:p>4.716,47</text:p>
          </table:table-cell>
          <table:table-cell office:value-type="float" office:value="5462.97" table:style-name="ce7">
            <text:p>5.462,97</text:p>
          </table:table-cell>
          <table:table-cell office:value-type="float" office:value="0" table:style-name="ce7">
            <text:p>0,00</text:p>
          </table:table-cell>
          <table:table-cell office:value-type="float" office:value="23595.14" table:style-name="ce7">
            <text:p>23.595,14</text:p>
          </table:table-cell>
          <table:table-cell office:value-type="float" office:value="33774.58" table:style-name="ce7">
            <text:p>33.774,58</text:p>
          </table:table-cell>
          <table:table-cell office:value-type="float" office:value="5056.55" table:style-name="ce7">
            <text:p>5.056,55</text:p>
          </table:table-cell>
          <table:table-cell table:number-columns-repeated="16364"/>
        </table:table-row>
        <table:table-row table:style-name="ro6">
          <table:table-cell office:value-type="float" office:value="13411" table:style-name="ce5">
            <text:p>13411</text:p>
          </table:table-cell>
          <table:table-cell office:value-type="string" table:style-name="ce6">
            <text:p><text:span text:style-name="T5">WALDIRENE OLIVEIRA DA CRUZ LIMA CORDEIRO</text:span></text:p>
          </table:table-cell>
          <table:table-cell office:value-type="string" table:style-name="ce6">
            <text:p><text:span text:style-name="T5">INTEG DO QUADRO DE OUTRO ORGAO</text:span></text:p>
          </table:table-cell>
          <table:table-cell office:value-type="string" table:style-name="ce6">
            <text:p><text:span text:style-name="T5">PROCURADORIA GERAL DE JUSTICA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4800" table:style-name="ce7">
            <text:p>14.800,00</text:p>
          </table:table-cell>
          <table:table-cell office:value-type="float" office:value="0" table:style-name="ce7">
            <text:p>0,00</text:p>
          </table:table-cell>
          <table:table-cell office:value-type="float" office:value="14800" table:style-name="ce7">
            <text:p>14.800,00</text:p>
          </table:table-cell>
          <table:table-cell office:value-type="float" office:value="2072" table:style-name="ce7">
            <text:p>2.072,00</text:p>
          </table:table-cell>
          <table:table-cell office:value-type="float" office:value="2630.84" table:style-name="ce7">
            <text:p>2.630,84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702.84" table:style-name="ce7">
            <text:p>4.702,84</text:p>
          </table:table-cell>
          <table:table-cell office:value-type="float" office:value="10097.16" table:style-name="ce7">
            <text:p>10.097,16</text:p>
          </table:table-cell>
          <table:table-cell table:number-columns-repeated="16364"/>
        </table:table-row>
        <table:table-row table:style-name="ro6">
          <table:table-cell office:value-type="float" office:value="43672" table:style-name="ce5">
            <text:p>43672</text:p>
          </table:table-cell>
          <table:table-cell office:value-type="string" table:style-name="ce6">
            <text:p><text:span text:style-name="T5">WALTER TEIXEIRA FILHO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OTORIA CRIMINAL DE SENADOR GUIOMARD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38831.129999999997" table:style-name="ce7">
            <text:p>38.831,13</text:p>
          </table:table-cell>
          <table:table-cell office:value-type="float" office:value="4716.47" table:style-name="ce7">
            <text:p>4.716,47</text:p>
          </table:table-cell>
          <table:table-cell office:value-type="float" office:value="7098.12" table:style-name="ce7">
            <text:p>7.098,12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1814.59" table:style-name="ce7">
            <text:p>11.814,59</text:p>
          </table:table-cell>
          <table:table-cell office:value-type="float" office:value="27016.54" table:style-name="ce7">
            <text:p>27.016,54</text:p>
          </table:table-cell>
          <table:table-cell table:number-columns-repeated="16364"/>
        </table:table-row>
        <table:table-row table:style-name="ro6">
          <table:table-cell office:value-type="float" office:value="43791" table:style-name="ce5">
            <text:p>43791</text:p>
          </table:table-cell>
          <table:table-cell office:value-type="string" table:style-name="ce6">
            <text:p><text:span text:style-name="T5">WASHINGTON NILTON MEDEIROS MOREIRA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12 PROMOTORIA DE JUSTICA CRIMINA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3884.5" table:style-name="ce7">
            <text:p>43.884,50</text:p>
          </table:table-cell>
          <table:table-cell office:value-type="float" office:value="4716.47" table:style-name="ce7">
            <text:p>4.716,47</text:p>
          </table:table-cell>
          <table:table-cell office:value-type="float" office:value="8279.24" table:style-name="ce7">
            <text:p>8.279,24</text:p>
          </table:table-cell>
          <table:table-cell office:value-type="float" office:value="0" table:style-name="ce7">
            <text:p>0,00</text:p>
          </table:table-cell>
          <table:table-cell office:value-type="float" office:value="4216.82" table:style-name="ce7">
            <text:p>4.216,82</text:p>
          </table:table-cell>
          <table:table-cell office:value-type="float" office:value="17212.53" table:style-name="ce7">
            <text:p>17.212,53</text:p>
          </table:table-cell>
          <table:table-cell office:value-type="float" office:value="26671.97" table:style-name="ce7">
            <text:p>26.671,97</text:p>
          </table:table-cell>
          <table:table-cell table:number-columns-repeated="16364"/>
        </table:table-row>
        <table:table-row table:style-name="ro6">
          <table:table-cell office:value-type="float" office:value="43901" table:style-name="ce5">
            <text:p>43901</text:p>
          </table:table-cell>
          <table:table-cell office:value-type="string" table:style-name="ce6">
            <text:p><text:span text:style-name="T5">WENDY TAKAO HAMANO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6 PROMOTORIA DE JUSTICA CIVE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3884.5" table:style-name="ce7">
            <text:p>43.884,50</text:p>
          </table:table-cell>
          <table:table-cell office:value-type="float" office:value="4716.47" table:style-name="ce7">
            <text:p>4.716,47</text:p>
          </table:table-cell>
          <table:table-cell office:value-type="float" office:value="8383.52" table:style-name="ce7">
            <text:p>8.383,52</text:p>
          </table:table-cell>
          <table:table-cell office:value-type="float" office:value="0" table:style-name="ce7">
            <text:p>0,00</text:p>
          </table:table-cell>
          <table:table-cell office:value-type="float" office:value="3874.25" table:style-name="ce7">
            <text:p>3.874,25</text:p>
          </table:table-cell>
          <table:table-cell office:value-type="float" office:value="16974.240000000002" table:style-name="ce7">
            <text:p>16.974,24</text:p>
          </table:table-cell>
          <table:table-cell office:value-type="float" office:value="26910.26" table:style-name="ce7">
            <text:p>26.910,26</text:p>
          </table:table-cell>
          <table:table-cell table:number-columns-repeated="16364"/>
        </table:table-row>
        <table:table-row table:style-name="ro7">
          <table:table-cell office:value-type="string" table:style-name="ce3">
            <text:p><text:span text:style-name="T4">Total Geral</text:span></text:p>
          </table:table-cell>
          <table:table-cell office:value-type="float" office:value="83" table:style-name="ce8">
            <text:p>83</text:p>
          </table:table-cell>
          <table:table-cell office:value-type="string" table:style-name="ce9">
            <text:p/>
          </table:table-cell>
          <table:table-cell office:value-type="string" table:style-name="ce9">
            <text:p/>
          </table:table-cell>
          <table:table-cell office:value-type="string" table:style-name="ce9">
            <text:p/>
          </table:table-cell>
          <table:table-cell office:value-type="float" office:value="2683736.52" table:formula="of:=SUM([.F7:.F89])" table:style-name="ce10">
            <text:p>2.683.736,52</text:p>
          </table:table-cell>
          <table:table-cell office:value-type="float" office:value="6849.6" table:formula="of:=SUM([.G7:.G89])" table:style-name="ce10">
            <text:p>6.849,60</text:p>
          </table:table-cell>
          <table:table-cell office:value-type="float" office:value="195917.28999999995" table:formula="of:=SUM([.H7:.H89])" table:style-name="ce10">
            <text:p>195.917,29</text:p>
          </table:table-cell>
          <table:table-cell office:value-type="float" office:value="134512.19" table:formula="of:=SUM([.I7:.I89])" table:style-name="ce10">
            <text:p>134.512,19</text:p>
          </table:table-cell>
          <table:table-cell office:value-type="float" office:value="109994.95000000001" table:formula="of:=SUM([.J7:.J89])" table:style-name="ce10">
            <text:p>109.994,95</text:p>
          </table:table-cell>
          <table:table-cell office:value-type="float" office:value="69025.62999999999" table:formula="of:=SUM([.K7:.K89])" table:style-name="ce10">
            <text:p>69.025,63</text:p>
          </table:table-cell>
          <table:table-cell office:value-type="float" office:value="231037.01999999996" table:formula="of:=SUM([.L7:.L89])" table:style-name="ce10">
            <text:p>231.037,02</text:p>
          </table:table-cell>
          <table:table-cell office:value-type="float" office:value="964806.81000000052" table:formula="of:=SUM([.M7:.M89])" table:style-name="ce10">
            <text:p>964.806,81</text:p>
          </table:table-cell>
          <table:table-cell office:value-type="float" office:value="4395880.0099999988" table:formula="of:=SUM([.N7:.N89])" table:style-name="ce10">
            <text:p>4.395.880,01</text:p>
          </table:table-cell>
          <table:table-cell office:value-type="float" office:value="420782.99999999948" table:formula="of:=SUM([.O7:.O89])" table:style-name="ce10">
            <text:p>420.783,00</text:p>
          </table:table-cell>
          <table:table-cell office:value-type="float" office:value="704056.32999999984" table:formula="of:=SUM([.P7:.P89])" table:style-name="ce10">
            <text:p>704.056,33</text:p>
          </table:table-cell>
          <table:table-cell office:value-type="float" office:value="29942.34" table:formula="of:=SUM([.Q7:.Q89])" table:style-name="ce10">
            <text:p>29.942,34</text:p>
          </table:table-cell>
          <table:table-cell office:value-type="float" office:value="620389.98" table:formula="of:=SUM([.R7:.R89])" table:style-name="ce10">
            <text:p>620.389,98</text:p>
          </table:table-cell>
          <table:table-cell office:value-type="float" office:value="1775171.6500000006" table:formula="of:=SUM([.S7:.S89])" table:style-name="ce10">
            <text:p>1.775.171,65</text:p>
          </table:table-cell>
          <table:table-cell office:value-type="float" office:value="2620708.36" table:formula="of:=SUM([.T7:.T89])" table:style-name="ce10">
            <text:p>2.620.708,36</text:p>
          </table:table-cell>
          <table:table-cell table:number-columns-repeated="16364"/>
        </table:table-row>
        <table:table-row table:style-name="ro8">
          <table:table-cell office:value-type="string" table:style-name="ce11">
            <text:p><text:span text:style-name="T3">Data da última atualização:</text:span></text:p>
          </table:table-cell>
          <table:table-cell office:value-type="string" table:number-columns-spanned="19" table:number-rows-spanned="1" table:style-name="ce24">
            <text:p><text:span text:style-name="T3">Junho de 2021</text:span></text:p>
          </table:table-cell>
          <table:covered-table-cell table:number-columns-repeated="18"/>
          <table:table-cell table:number-columns-repeated="16364"/>
        </table:table-row>
        <table:table-row table:style-name="ro9">
          <table:table-cell office:value-type="string" table:number-columns-spanned="20" table:number-rows-spanned="1" table:style-name="ce26">
            <text:p><text:span text:style-name="T6">(1) Remuneração do cargo efetivo - Vencimento, GAMPU, V.P.I, Adicionais de Qualificação, G.A.E e G.A.S, além de outras desta natureza.</text:span></text:p>
            <text:p><text:span text:style-name="T6">(2) V.P.N.I., Adicional por tempo de serviço, quintos, décimos e vantagens decorrentes de sentença judicial ou extensão administrativa.</text:span></text:p>
            <text:p><text:span text:style-name="T6">(3) Rubricas que representam a retribuição paga pelo exercício de função (servidor efetivo) ou remuneração de cargo em comissão (servidor sem vínculo ou requisitado).</text:span></text:p>
            <text:p><text:span text:style-name="T6">(4) Parcelas da Gratificação Natalina (13º) pagas no mês corrente, ou no caso de vacância ou exoneração do servidor.</text:span></text:p>
            <text:p><text:span text:style-name="T6">(5) Adicional correspondente a 1/3 (um terço) da remuneração, pago ao servidor por ocasião das férias.</text:span></text:p>
            <text:p><text:span text:style-name="T6">(6) Valor equivalente ao da contribuição previdenciária, devido ao funcionário público que esteja em condição de aposentar-se, mas que optou por continuar em atividade (instituído pela Emenda Constitucional nº 41, de 16 de dezembro de 2003).</text:span></text:p>
            <text:p><text:span text:style-name="T6">(7) Valor total (somatório) das remunerações temporárias ou eventuais discriminadas na Tabela III.</text:span></text:p>
            <text:p><text:span text:style-name="T6">(8) Valor total (somatório) das verbas indenizatórias discriminadas na Tabela III.</text:span></text:p>
            <text:p><text:span text:style-name="T6">(9) Total dos rendimentos brutos pagos no mês.</text:span></text:p>
            <text:p><text:span text:style-name="T6">(10) Contribuição Previdenciária Oficial (Plano de Seguridade Social do Servidor Público e Regime Geral de Previdência Social).</text:span></text:p>
            <text:p><text:span text:style-name="T6">(11) Imposto de Renda Retido na Fonte.</text:span></text:p>
            <text:p><text:span text:style-name="T6">(12) Valor deduzido da remuneração básica bruta, quando esta ultrapassa o teto constitucional, nos termos da legislação correspondente.</text:span></text:p>
            <text:p><text:span text:style-name="T6">(13) Total dos descontos efetuados no mês.</text:span></text:p>
            <text:p><text:span text:style-name="T6">(14) Rendimento líquido após os descontos referidos nos itens anteriores.</text:span></text:p>
          </table:table-cell>
          <table:covered-table-cell table:number-columns-repeated="19"/>
          <table:table-cell table:number-columns-repeated="16364"/>
        </table:table-row>
        <table:table-row table:number-rows-repeated="1048484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36">
      <number:number number:decimal-places="0" number:min-integer-digits="1"/>
    </number:number-style>
    <number:currency-style style:name="N37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7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color="#000000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color="#000000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/>
    </style:style>
    <style:style style:name="Result" style:family="table-cell" style:data-style-name="N0">
      <style:table-cell-properties style:vertical-align="automatic" fo:background-color="transparent"/>
      <style:text-properties fo:color="#00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color="#00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V_237_rgula_32_2" style:display-name="Vírgula 2" style:family="table-cell" style:data-style-name="N35"/>
  </office:styles>
  <office:automatic-styles>
    <style:page-layout style:name="pm1">
      <style:page-layout-properties fo:margin-top="0in" fo:margin-bottom="0in" fo:margin-left="0.416666666666667in" fo:margin-right="0.41666666666666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277777777777778in" fo:margin-left="0.416666666666667in" fo:margin-right="0.416666666666667in" fo:margin-bottom="0in"/>
      </style:header-style>
      <style:footer-style>
        <style:header-footer-properties fo:min-height="0.277777777777778in" fo:margin-left="0.416666666666667in" fo:margin-right="0.41666666666666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729</meta:generator>
    <meta:initial-creator/>
    <dc:creator/>
    <meta:creation-date>2022-01-20T17:09:23Z</meta:creation-date>
    <dc:date>2022-01-20T17:09:23Z</dc:date>
  </office:meta>
</office:document-meta>
</file>